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1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0.637cm" fo:padding-top="0.229cm" fo:padding-bottom="0.229cm" fo:padding-left="0.441cm" fo:padding-right="0.441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629cm" fo:min-width="0.205cm" fo:padding-top="0.229cm" fo:padding-bottom="0.229cm" fo:padding-left="0.441cm" fo:padding-right="0.441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min-height="7.718cm" fo:min-width="15.946cm" fo:padding-top="0.229cm" fo:padding-bottom="0.229cm" fo:padding-left="0.441cm" fo:padding-right="0.441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2.034cm" fo:padding-top="0.229cm" fo:padding-bottom="0.229cm" fo:padding-left="0.441cm" fo:padding-right="0.441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1.093cm" fo:min-width="0.759cm" fo:padding-top="0.229cm" fo:padding-bottom="0.229cm" fo:padding-left="0.441cm" fo:padding-right="0.441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cm" fo:min-width="0.135cm" fo:padding-top="0.229cm" fo:padding-bottom="0.229cm" fo:padding-left="0.441cm" fo:padding-right="0.441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813cm" fo:min-width="0.643cm" fo:padding-top="0.229cm" fo:padding-bottom="0.229cm" fo:padding-left="0.441cm" fo:padding-right="0.441cm" fo:wrap-option="wrap" draw:shadow-color="#808080"/>
    </style:style>
    <style:style style:name="gr1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1.111cm"/>
    </style:style>
    <style:style style:name="gr1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401cm" fo:min-width="0.002cm" fo:padding-top="0.229cm" fo:padding-bottom="0.229cm" fo:padding-left="0.441cm" fo:padding-right="0.441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558cm" fo:min-width="0.412cm" fo:padding-top="0.229cm" fo:padding-bottom="0.229cm" fo:padding-left="0.441cm" fo:padding-right="0.441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3.319cm"/>
    </style:style>
    <style:style style:name="gr22" style:family="graphic" style:parent-style-name="standard">
      <style:graphic-properties draw:stroke="none" svg:stroke-color="#000000" draw:fill="none" draw:fill-color="#ffffff" fo:min-height="0.637cm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0cm" fo:padding-top="0.229cm" fo:padding-bottom="0.229cm" fo:padding-left="0.441cm" fo:padding-right="0.441cm" fo:wrap-option="wrap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vertical-align="top" fo:min-height="0.512cm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="solid" draw:fill-color="#ffffff"/>
      <style:paragraph-properties style:writing-mode="lr-tb"/>
      <style:text-properties fo:font-size="12pt"/>
    </style:style>
    <style:style style:name="P4" style:family="paragraph">
      <loext:graphic-properties draw:fill="solid" draw:fill-color="#000000"/>
      <style:paragraph-properties style:writing-mode="lr-tb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519cm" svg:height="1.502cm" svg:x="17.261cm" svg:y="14.35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748cm" svg:y1="15.094cm" svg:x2="17.505cm" svg:y2="15.096cm">
            <text:p/>
          </draw:line>
          <draw:line draw:style-name="gr2" draw:text-style-name="P2" draw:layer="layout" svg:x1="18.394cm" svg:y1="14.715cm" svg:x2="18.394cm" svg:y2="13.826cm">
            <text:p/>
          </draw:line>
          <draw:line draw:style-name="gr2" draw:text-style-name="P2" draw:layer="layout" svg:x1="18.394cm" svg:y1="16.366cm" svg:x2="18.394cm" svg:y2="15.477cm">
            <text:p/>
          </draw:line>
          <draw:custom-shape draw:style-name="gr3" draw:text-style-name="P3" draw:layer="layout" svg:width="0.128cm" svg:height="0.128cm" svg:x="18.33cm" svg:y="15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8cm" svg:height="0.128cm" svg:x="18.33cm" svg:y="1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7.505cm" svg:y1="15.096cm" svg:x2="18.394cm" svg:y2="14.715cm">
            <text:p/>
          </draw:line>
        </draw:g>
        <draw:frame draw:style-name="gr5" draw:text-style-name="P3" draw:layer="layout" svg:width="0.976cm" svg:height="0.529cm" svg:x="21.36cm" svg:y="12.516cm">
          <draw:text-box>
            <text:p/>
          </draw:text-box>
        </draw:frame>
        <draw:line draw:style-name="gr2" draw:text-style-name="P2" draw:layer="layout" svg:x1="19.161cm" svg:y1="13.176cm" svg:x2="19.682cm" svg:y2="13.176cm">
          <text:p/>
        </draw:line>
        <draw:line draw:style-name="gr2" draw:text-style-name="P2" draw:layer="layout" svg:x1="21.09cm" svg:y1="13.964cm" svg:x2="21.574cm" svg:y2="13.964cm">
          <text:p/>
        </draw:line>
        <draw:custom-shape draw:style-name="gr6" draw:text-style-name="P4" draw:layer="layout" svg:width="0.074cm" svg:height="0.073cm" svg:x="19.646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line draw:style-name="gr2" draw:text-style-name="P2" draw:layer="layout" svg:x1="20.102cm" svg:y1="12.748cm" svg:x2="20.316cm" svg:y2="12.966cm">
                <text:p/>
              </draw:line>
              <draw:line draw:style-name="gr2" draw:text-style-name="P2" draw:layer="layout" svg:x1="20.257cm" svg:y1="12.666cm" svg:x2="20.32cm" svg:y2="12.972cm">
                <text:p/>
              </draw:line>
              <draw:line draw:style-name="gr2" draw:text-style-name="P2" draw:layer="layout" svg:x1="20.26cm" svg:y1="12.665cm" svg:x2="20.478cm" svg:y2="12.89cm">
                <text:p/>
              </draw:line>
              <draw:line draw:style-name="gr2" draw:text-style-name="P2" draw:layer="layout" svg:x1="20.425cm" svg:y1="12.57cm" svg:x2="20.473cm" svg:y2="12.884cm">
                <text:p/>
              </draw:line>
              <draw:line draw:style-name="gr2" draw:text-style-name="P2" draw:layer="layout" svg:x1="20.43cm" svg:y1="12.576cm" svg:x2="20.635cm" svg:y2="12.808cm">
                <text:p/>
              </draw:line>
            </draw:g>
            <draw:line draw:style-name="gr2" draw:text-style-name="P2" draw:layer="layout" svg:x1="20.635cm" svg:y1="12.808cm" svg:x2="20.606cm" svg:y2="12.647cm">
              <text:p/>
            </draw:line>
            <draw:line draw:style-name="gr2" draw:text-style-name="P2" draw:layer="layout" svg:x1="20.099cm" svg:y1="12.749cm" svg:x2="20.102cm" svg:y2="12.911cm">
              <text:p/>
            </draw:line>
          </draw:g>
          <draw:line draw:style-name="gr2" draw:text-style-name="P2" draw:layer="layout" svg:x1="20.618cm" svg:y1="12.643cm" svg:x2="21.091cm" svg:y2="12.41cm">
            <text:p/>
          </draw:line>
          <draw:line draw:style-name="gr2" draw:text-style-name="P2" draw:layer="layout" svg:x1="20.094cm" svg:y1="12.915cm" svg:x2="19.687cm" svg:y2="13.186cm">
            <text:p/>
          </draw:line>
        </draw:g>
        <draw:g>
          <draw:g>
            <draw:g>
              <draw:line draw:style-name="gr2" draw:text-style-name="P2" draw:layer="layout" svg:x1="20.102cm" svg:y1="13.624cm" svg:x2="20.316cm" svg:y2="13.406cm">
                <text:p/>
              </draw:line>
              <draw:line draw:style-name="gr2" draw:text-style-name="P2" draw:layer="layout" svg:x1="20.257cm" svg:y1="13.705cm" svg:x2="20.32cm" svg:y2="13.399cm">
                <text:p/>
              </draw:line>
              <draw:line draw:style-name="gr2" draw:text-style-name="P2" draw:layer="layout" svg:x1="20.26cm" svg:y1="13.705cm" svg:x2="20.478cm" svg:y2="13.48cm">
                <text:p/>
              </draw:line>
              <draw:line draw:style-name="gr2" draw:text-style-name="P2" draw:layer="layout" svg:x1="20.425cm" svg:y1="13.803cm" svg:x2="20.473cm" svg:y2="13.489cm">
                <text:p/>
              </draw:line>
              <draw:line draw:style-name="gr2" draw:text-style-name="P2" draw:layer="layout" svg:x1="20.43cm" svg:y1="13.795cm" svg:x2="20.635cm" svg:y2="13.563cm">
                <text:p/>
              </draw:line>
            </draw:g>
            <draw:line draw:style-name="gr2" draw:text-style-name="P2" draw:layer="layout" svg:x1="20.635cm" svg:y1="13.563cm" svg:x2="20.606cm" svg:y2="13.724cm">
              <text:p/>
            </draw:line>
            <draw:line draw:style-name="gr2" draw:text-style-name="P2" draw:layer="layout" svg:x1="20.099cm" svg:y1="13.623cm" svg:x2="20.102cm" svg:y2="13.461cm">
              <text:p/>
            </draw:line>
          </draw:g>
          <draw:line draw:style-name="gr2" draw:text-style-name="P2" draw:layer="layout" svg:x1="20.618cm" svg:y1="13.729cm" svg:x2="21.091cm" svg:y2="13.962cm">
            <text:p/>
          </draw:line>
          <draw:line draw:style-name="gr2" draw:text-style-name="P2" draw:layer="layout" svg:x1="20.094cm" svg:y1="13.456cm" svg:x2="19.687cm" svg:y2="13.185cm">
            <text:p/>
          </draw:line>
        </draw:g>
        <draw:line draw:style-name="gr2" draw:text-style-name="P2" draw:layer="layout" svg:x1="21.09cm" svg:y1="12.408cm" svg:x2="21.574cm" svg:y2="12.408cm">
          <text:p/>
        </draw:line>
        <draw:g>
          <draw:line draw:style-name="gr2" draw:text-style-name="P2" draw:layer="layout" svg:x1="20.979cm" svg:y1="13.39cm" svg:x2="21.227cm" svg:y2="13.514cm">
            <text:p/>
          </draw:line>
          <draw:line draw:style-name="gr2" draw:text-style-name="P2" draw:layer="layout" svg:x1="21.227cm" svg:y1="13.266cm" svg:x2="20.979cm" svg:y2="13.39cm">
            <text:p/>
          </draw:line>
          <draw:line draw:style-name="gr2" draw:text-style-name="P2" draw:layer="layout" svg:x1="20.979cm" svg:y1="13.142cm" svg:x2="21.227cm" svg:y2="13.266cm">
            <text:p/>
          </draw:line>
          <draw:line draw:style-name="gr2" draw:text-style-name="P2" draw:layer="layout" svg:x1="21.227cm" svg:y1="13.018cm" svg:x2="20.979cm" svg:y2="13.142cm">
            <text:p/>
          </draw:line>
          <draw:line draw:style-name="gr2" draw:text-style-name="P2" draw:layer="layout" svg:x1="20.979cm" svg:y1="12.893cm" svg:x2="21.227cm" svg:y2="13.017cm">
            <text:p/>
          </draw:line>
          <draw:line draw:style-name="gr2" draw:text-style-name="P2" draw:layer="layout" svg:x1="20.979cm" svg:y1="12.894cm" svg:x2="21.103cm" svg:y2="12.837cm">
            <text:p/>
          </draw:line>
          <draw:line draw:style-name="gr2" draw:text-style-name="P2" draw:layer="layout" svg:x1="21.102cm" svg:y1="13.576cm" svg:x2="21.226cm" svg:y2="13.519cm">
            <text:p/>
          </draw:line>
          <draw:line draw:style-name="gr2" draw:text-style-name="P2" draw:layer="layout" svg:x1="21.102cm" svg:y1="12.835cm" svg:x2="21.102cm" svg:y2="12.414cm">
            <text:p/>
          </draw:line>
          <draw:line draw:style-name="gr2" draw:text-style-name="P2" draw:layer="layout" svg:x1="21.102cm" svg:y1="13.953cm" svg:x2="21.102cm" svg:y2="13.576cm">
            <text:p/>
          </draw:line>
        </draw:g>
        <draw:g>
          <draw:g>
            <draw:custom-shape draw:style-name="gr7" draw:text-style-name="P3" draw:layer="layout" svg:width="1.535cm" svg:height="1.535cm" svg:x="5.434cm" svg:y="14.3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8" draw:text-style-name="P1" draw:layer="layout" svg:width="0.484cm" svg:height="0.292cm" svg:x="5.727cm" svg:y="14.796cm">
                <text:p/>
                <draw:enhanced-geometry svg:viewBox="0 0 1802 432" draw:mirror-vertical="true" draw:type="non-primitive" draw:enhanced-path="M 0 0 C 297 216 594 432 894 432 1194 432 1498 216 1802 0 N"/>
              </draw:custom-shape>
              <draw:custom-shape draw:style-name="gr8" draw:text-style-name="P1" draw:layer="layout" svg:width="0.482cm" svg:height="0.294cm" svg:x="6.211cm" svg:y="15.086cm">
                <text:p/>
                <draw:enhanced-geometry svg:viewBox="0 0 1802 432" draw:type="non-primitive" draw:enhanced-path="M 0 0 C 297 216 594 432 894 432 1194 432 1498 216 1802 0 N"/>
              </draw:custom-shape>
            </draw:g>
          </draw:g>
        </draw:g>
        <draw:g>
          <draw:g>
            <draw:line draw:style-name="gr2" draw:text-style-name="P2" draw:layer="layout" svg:x1="25.431cm" svg:y1="11.767cm" svg:x2="24.438cm" svg:y2="11.312cm">
              <text:p/>
            </draw:line>
            <draw:line draw:style-name="gr2" draw:text-style-name="P2" draw:layer="layout" svg:x1="24.437cm" svg:y1="11.312cm" svg:x2="24.4cm" svg:y2="11.393cm">
              <text:p/>
            </draw:line>
            <draw:line draw:style-name="gr2" draw:text-style-name="P2" draw:layer="layout" svg:x1="25.394cm" svg:y1="11.847cm" svg:x2="24.401cm" svg:y2="11.392cm">
              <text:p/>
            </draw:line>
            <draw:line draw:style-name="gr2" draw:text-style-name="P2" draw:layer="layout" svg:x1="25.43cm" svg:y1="11.767cm" svg:x2="25.393cm" svg:y2="11.848cm">
              <text:p/>
            </draw:line>
          </draw:g>
          <draw:g>
            <draw:line draw:style-name="gr2" draw:text-style-name="P2" draw:layer="layout" svg:x1="24.4cm" svg:y1="12.388cm" svg:x2="25.393cm" svg:y2="11.933cm">
              <text:p/>
            </draw:line>
            <draw:line draw:style-name="gr2" draw:text-style-name="P2" draw:layer="layout" svg:x1="25.393cm" svg:y1="11.933cm" svg:x2="25.428cm" svg:y2="12.01cm">
              <text:p/>
            </draw:line>
            <draw:line draw:style-name="gr2" draw:text-style-name="P2" draw:layer="layout" svg:x1="24.436cm" svg:y1="12.465cm" svg:x2="25.429cm" svg:y2="12.01cm">
              <text:p/>
            </draw:line>
            <draw:line draw:style-name="gr2" draw:text-style-name="P2" draw:layer="layout" svg:x1="24.4cm" svg:y1="12.389cm" svg:x2="24.435cm" svg:y2="12.466cm">
              <text:p/>
            </draw:line>
          </draw:g>
          <draw:line draw:style-name="gr2" draw:text-style-name="P2" draw:layer="layout" svg:x1="25.417cm" svg:y1="11.801cm" svg:x2="25.417cm" svg:y2="11.978cm">
            <text:p/>
          </draw:line>
          <draw:line draw:style-name="gr2" draw:text-style-name="P2" draw:layer="layout" svg:x1="25.789cm" svg:y1="11.89cm" svg:x2="25.417cm" svg:y2="11.89cm">
            <text:p/>
          </draw:line>
          <draw:line draw:style-name="gr2" draw:text-style-name="P2" draw:layer="layout" svg:x1="24.173cm" svg:y1="11.362cm" svg:x2="24.173cm" svg:y2="11.695cm">
            <text:p/>
          </draw:line>
          <draw:line draw:style-name="gr2" draw:text-style-name="P2" draw:layer="layout" svg:x1="24.418cm" svg:y1="11.35cm" svg:x2="23.884cm" svg:y2="11.35cm">
            <text:p/>
          </draw:line>
          <draw:line draw:style-name="gr2" draw:text-style-name="P2" draw:layer="layout" svg:x1="24.418cm" svg:y1="12.427cm" svg:x2="23.884cm" svg:y2="12.427cm">
            <text:p/>
          </draw:line>
          <draw:g>
            <draw:g>
              <draw:line draw:style-name="gr2" draw:text-style-name="P2" draw:layer="layout" svg:x1="24.277cm" svg:y1="12.047cm" svg:x2="24.068cm" svg:y2="11.983cm">
                <text:p/>
              </draw:line>
              <draw:line draw:style-name="gr2" draw:text-style-name="P2" draw:layer="layout" svg:x1="24.277cm" svg:y1="11.922cm" svg:x2="24.062cm" svg:y2="11.983cm">
                <text:p/>
              </draw:line>
              <draw:line draw:style-name="gr2" draw:text-style-name="P2" draw:layer="layout" svg:x1="24.277cm" svg:y1="11.92cm" svg:x2="24.062cm" svg:y2="11.856cm">
                <text:p/>
              </draw:line>
              <draw:line draw:style-name="gr2" draw:text-style-name="P2" draw:layer="layout" svg:x1="24.282cm" svg:y1="11.783cm" svg:x2="24.067cm" svg:y2="11.856cm">
                <text:p/>
              </draw:line>
              <draw:line draw:style-name="gr2" draw:text-style-name="P2" draw:layer="layout" svg:x1="24.277cm" svg:y1="11.782cm" svg:x2="24.062cm" svg:y2="11.729cm">
                <text:p/>
              </draw:line>
            </draw:g>
            <draw:line draw:style-name="gr2" draw:text-style-name="P2" draw:layer="layout" svg:x1="24.061cm" svg:y1="11.729cm" svg:x2="24.173cm" svg:y2="11.694cm">
              <text:p/>
            </draw:line>
            <draw:line draw:style-name="gr2" draw:text-style-name="P2" draw:layer="layout" svg:x1="24.277cm" svg:y1="12.049cm" svg:x2="24.173cm" svg:y2="12.101cm">
              <text:p/>
            </draw:line>
          </draw:g>
          <draw:line draw:style-name="gr2" draw:text-style-name="P2" draw:layer="layout" svg:x1="24.173cm" svg:y1="12.101cm" svg:x2="24.173cm" svg:y2="12.404cm">
            <text:p/>
          </draw:line>
          <draw:custom-shape draw:style-name="gr6" draw:text-style-name="P4" draw:layer="layout" svg:width="0.053cm" svg:height="0.052cm" svg:x="24.143cm" svg:y="11.324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053cm" svg:height="0.052cm" svg:x="24.143cm" svg:y="12.401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052cm" svg:height="0.051cm" svg:x="25.396cm" svg:y="11.86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16.828cm" svg:height="8.176cm" svg:x="6.461cm" svg:y="21.14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52cm" svg:y1="15.094cm" svg:x2="11.41cm" svg:y2="15.094cm">
          <text:p/>
        </draw:line>
        <draw:line draw:style-name="gr2" draw:text-style-name="P2" draw:layer="layout" svg:x1="12.427cm" svg:y1="15.094cm" svg:x2="13.189cm" svg:y2="15.094cm">
          <text:p/>
        </draw:line>
        <draw:g>
          <draw:custom-shape draw:style-name="gr1" draw:text-style-name="P1" draw:layer="layout" svg:width="1.519cm" svg:height="1.502cm" svg:x="11.157cm" svg:y="14.586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1.794cm" svg:y1="15.043cm" svg:x2="11.695cm" svg:y2="15.172cm">
                <text:p/>
              </draw:line>
              <draw:line draw:style-name="gr2" draw:text-style-name="P2" draw:layer="layout" svg:x1="11.892cm" svg:y1="15.17cm" svg:x2="11.793cm" svg:y2="15.041cm">
                <text:p/>
              </draw:line>
              <draw:line draw:style-name="gr2" draw:text-style-name="P2" draw:layer="layout" svg:x1="11.991cm" svg:y1="15.043cm" svg:x2="11.892cm" svg:y2="15.172cm">
                <text:p/>
              </draw:line>
              <draw:line draw:style-name="gr2" draw:text-style-name="P2" draw:layer="layout" svg:x1="12.09cm" svg:y1="15.17cm" svg:x2="11.991cm" svg:y2="15.041cm">
                <text:p/>
              </draw:line>
              <draw:line draw:style-name="gr2" draw:text-style-name="P2" draw:layer="layout" svg:x1="12.19cm" svg:y1="15.043cm" svg:x2="12.091cm" svg:y2="15.172cm">
                <text:p/>
              </draw:line>
              <draw:line draw:style-name="gr2" draw:text-style-name="P2" draw:layer="layout" svg:x1="12.19cm" svg:y1="15.043cm" svg:x2="12.234cm" svg:y2="15.107cm">
                <text:p/>
              </draw:line>
              <draw:line draw:style-name="gr2" draw:text-style-name="P2" draw:layer="layout" svg:x1="11.645cm" svg:y1="15.106cm" svg:x2="11.689cm" svg:y2="15.17cm">
                <text:p/>
              </draw:line>
              <draw:line draw:style-name="gr2" draw:text-style-name="P2" draw:layer="layout" svg:x1="12.234cm" svg:y1="15.106cm" svg:x2="12.435cm" svg:y2="15.106cm">
                <text:p/>
              </draw:line>
              <draw:line draw:style-name="gr2" draw:text-style-name="P2" draw:layer="layout" svg:x1="11.448cm" svg:y1="15.106cm" svg:x2="11.646cm" svg:y2="15.106cm">
                <text:p/>
              </draw:line>
            </draw:g>
            <draw:g>
              <draw:line draw:style-name="gr2" draw:text-style-name="P2" draw:layer="layout" svg:x1="12.338cm" svg:y1="15.528cm" svg:x2="12.536cm" svg:y2="15.592cm">
                <text:p/>
              </draw:line>
              <draw:line draw:style-name="gr2" draw:text-style-name="P2" draw:layer="layout" svg:x1="12.536cm" svg:y1="15.463cm" svg:x2="12.338cm" svg:y2="15.527cm">
                <text:p/>
              </draw:line>
              <draw:line draw:style-name="gr2" draw:text-style-name="P2" draw:layer="layout" svg:x1="12.338cm" svg:y1="15.397cm" svg:x2="12.536cm" svg:y2="15.461cm">
                <text:p/>
              </draw:line>
              <draw:line draw:style-name="gr2" draw:text-style-name="P2" draw:layer="layout" svg:x1="12.536cm" svg:y1="15.334cm" svg:x2="12.338cm" svg:y2="15.398cm">
                <text:p/>
              </draw:line>
              <draw:line draw:style-name="gr2" draw:text-style-name="P2" draw:layer="layout" svg:x1="12.338cm" svg:y1="15.269cm" svg:x2="12.536cm" svg:y2="15.333cm">
                <text:p/>
              </draw:line>
              <draw:line draw:style-name="gr2" draw:text-style-name="P2" draw:layer="layout" svg:x1="12.338cm" svg:y1="15.267cm" svg:x2="12.437cm" svg:y2="15.239cm">
                <text:p/>
              </draw:line>
              <draw:line draw:style-name="gr2" draw:text-style-name="P2" draw:layer="layout" svg:x1="12.437cm" svg:y1="15.623cm" svg:x2="12.536cm" svg:y2="15.595cm">
                <text:p/>
              </draw:line>
              <draw:line draw:style-name="gr2" draw:text-style-name="P2" draw:layer="layout" svg:x1="12.437cm" svg:y1="15.239cm" svg:x2="12.437cm" svg:y2="15.108cm">
                <text:p/>
              </draw:line>
              <draw:line draw:style-name="gr2" draw:text-style-name="P2" draw:layer="layout" svg:x1="12.437cm" svg:y1="15.752cm" svg:x2="12.437cm" svg:y2="15.623cm">
                <text:p/>
              </draw:line>
            </draw:g>
            <draw:g>
              <draw:line draw:style-name="gr2" draw:text-style-name="P2" draw:layer="layout" svg:x1="11.356cm" svg:y1="15.528cm" svg:x2="11.554cm" svg:y2="15.592cm">
                <text:p/>
              </draw:line>
              <draw:line draw:style-name="gr2" draw:text-style-name="P2" draw:layer="layout" svg:x1="11.554cm" svg:y1="15.463cm" svg:x2="11.356cm" svg:y2="15.527cm">
                <text:p/>
              </draw:line>
              <draw:line draw:style-name="gr2" draw:text-style-name="P2" draw:layer="layout" svg:x1="11.356cm" svg:y1="15.397cm" svg:x2="11.554cm" svg:y2="15.461cm">
                <text:p/>
              </draw:line>
              <draw:line draw:style-name="gr2" draw:text-style-name="P2" draw:layer="layout" svg:x1="11.554cm" svg:y1="15.334cm" svg:x2="11.356cm" svg:y2="15.398cm">
                <text:p/>
              </draw:line>
              <draw:line draw:style-name="gr2" draw:text-style-name="P2" draw:layer="layout" svg:x1="11.356cm" svg:y1="15.269cm" svg:x2="11.554cm" svg:y2="15.333cm">
                <text:p/>
              </draw:line>
              <draw:line draw:style-name="gr2" draw:text-style-name="P2" draw:layer="layout" svg:x1="11.356cm" svg:y1="15.267cm" svg:x2="11.455cm" svg:y2="15.239cm">
                <text:p/>
              </draw:line>
              <draw:line draw:style-name="gr2" draw:text-style-name="P2" draw:layer="layout" svg:x1="11.455cm" svg:y1="15.623cm" svg:x2="11.554cm" svg:y2="15.595cm">
                <text:p/>
              </draw:line>
              <draw:line draw:style-name="gr2" draw:text-style-name="P2" draw:layer="layout" svg:x1="11.455cm" svg:y1="15.239cm" svg:x2="11.455cm" svg:y2="15.108cm">
                <text:p/>
              </draw:line>
              <draw:line draw:style-name="gr2" draw:text-style-name="P2" draw:layer="layout" svg:x1="11.455cm" svg:y1="15.752cm" svg:x2="11.455cm" svg:y2="15.623cm">
                <text:p/>
              </draw:line>
            </draw:g>
            <draw:g>
              <draw:line draw:style-name="gr2" draw:text-style-name="P2" draw:layer="layout" svg:x1="12.307cm" svg:y1="15.754cm" svg:x2="12.563cm" svg:y2="15.754cm">
                <text:p/>
              </draw:line>
              <draw:line draw:style-name="gr2" draw:text-style-name="P2" draw:layer="layout" svg:x1="12.349cm" svg:y1="15.754cm" svg:x2="12.307cm" svg:y2="15.856cm">
                <text:p/>
              </draw:line>
              <draw:line draw:style-name="gr2" draw:text-style-name="P2" draw:layer="layout" svg:x1="12.433cm" svg:y1="15.754cm" svg:x2="12.391cm" svg:y2="15.856cm">
                <text:p/>
              </draw:line>
              <draw:line draw:style-name="gr2" draw:text-style-name="P2" draw:layer="layout" svg:x1="12.52cm" svg:y1="15.754cm" svg:x2="12.478cm" svg:y2="15.856cm">
                <text:p/>
              </draw:line>
            </draw:g>
            <draw:g>
              <draw:line draw:style-name="gr2" draw:text-style-name="P2" draw:layer="layout" svg:x1="11.319cm" svg:y1="15.736cm" svg:x2="11.575cm" svg:y2="15.736cm">
                <text:p/>
              </draw:line>
              <draw:line draw:style-name="gr2" draw:text-style-name="P2" draw:layer="layout" svg:x1="11.361cm" svg:y1="15.736cm" svg:x2="11.319cm" svg:y2="15.838cm">
                <text:p/>
              </draw:line>
              <draw:line draw:style-name="gr2" draw:text-style-name="P2" draw:layer="layout" svg:x1="11.446cm" svg:y1="15.736cm" svg:x2="11.404cm" svg:y2="15.838cm">
                <text:p/>
              </draw:line>
              <draw:line draw:style-name="gr2" draw:text-style-name="P2" draw:layer="layout" svg:x1="11.532cm" svg:y1="15.736cm" svg:x2="11.49cm" svg:y2="15.838cm">
                <text:p/>
              </draw:line>
            </draw:g>
          </draw:g>
          <draw:line draw:style-name="gr4" draw:text-style-name="P2" draw:layer="layout" svg:x1="11.61cm" svg:y1="15.831cm" svg:x2="12.298cm" svg:y2="14.683cm">
            <text:p/>
          </draw:line>
        </draw:g>
        <draw:custom-shape draw:style-name="gr10" draw:text-style-name="P1" draw:layer="layout" svg:width="2.916cm" svg:height="1.502cm" svg:x="11.038cm" svg:y="20.57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002cm" svg:y1="15.475cm" svg:x2="8.367cm" svg:y2="14.661cm">
          <text:p/>
        </draw:line>
        <draw:custom-shape draw:style-name="gr11" draw:text-style-name="P3" draw:layer="layout" svg:width="1.641cm" svg:height="1.551cm" draw:transform="rotate (1.5707963267949) translate (13.949cm 15.91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.017cm" svg:height="0.255cm" svg:x="8.21cm" svg:y="14.586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2" draw:text-style-name="P2" draw:layer="layout" svg:x1="8.591cm" svg:y1="14.84cm" svg:x2="8.845cm" svg:y2="14.586cm">
          <text:p/>
        </draw:line>
        <draw:line draw:style-name="gr2" draw:text-style-name="P2" draw:layer="layout" svg:x1="8.591cm" svg:y1="15.221cm" svg:x2="8.845cm" svg:y2="14.967cm">
          <text:p/>
        </draw:line>
        <draw:custom-shape draw:style-name="gr12" draw:text-style-name="P1" draw:layer="layout" svg:width="1.017cm" svg:height="0.255cm" svg:x="8.21cm" svg:y="14.967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custom-shape draw:style-name="gr12" draw:text-style-name="P1" draw:layer="layout" svg:width="1.017cm" svg:height="0.255cm" svg:x="8.21cm" svg:y="15.348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2" draw:text-style-name="P2" draw:layer="layout" svg:x1="7.985cm" svg:y1="15.094cm" svg:x2="7.477cm" svg:y2="15.094cm">
          <text:p/>
        </draw:line>
        <draw:custom-shape draw:style-name="gr13" draw:text-style-name="P1" draw:layer="layout" svg:width="1.525cm" svg:height="1.271cm" svg:x="7.985cm" svg:y="14.45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18cm" svg:y1="15.094cm" svg:x2="9.51cm" svg:y2="15.094cm">
          <text:p/>
        </draw:line>
        <draw:line draw:style-name="gr14" draw:text-style-name="P5" draw:layer="layout" svg:x1="7.477cm" svg:y1="15.094cm" svg:x2="6.969cm" svg:y2="15.094cm">
          <text:p/>
        </draw:line>
        <draw:line draw:style-name="gr14" draw:text-style-name="P5" draw:layer="layout" svg:x1="10.652cm" svg:y1="15.094cm" svg:x2="10.017cm" svg:y2="15.094cm">
          <text:p/>
        </draw:line>
        <draw:line draw:style-name="gr14" draw:text-style-name="P5" draw:layer="layout" svg:x1="13.954cm" svg:y1="15.094cm" svg:x2="13.065cm" svg:y2="15.094cm">
          <text:p/>
        </draw:line>
        <draw:line draw:style-name="gr14" draw:text-style-name="P5" draw:layer="layout" svg:x1="16.748cm" svg:y1="15.094cm" svg:x2="15.478cm" svg:y2="15.094cm">
          <text:p/>
        </draw:line>
        <draw:line draw:style-name="gr14" draw:text-style-name="P5" draw:layer="layout" svg:x1="23.987cm" svg:y1="12.429cm" svg:x2="21.579cm" svg:y2="12.408cm">
          <text:p/>
        </draw:line>
        <draw:line draw:style-name="gr14" draw:text-style-name="P5" draw:layer="layout" svg:x1="18.272cm" svg:y1="21.303cm" svg:x2="17.002cm" svg:y2="21.303cm">
          <text:p/>
        </draw:line>
        <draw:frame draw:style-name="gr15" draw:text-style-name="P6" draw:layer="layout" svg:width="2.921cm" svg:height="1.361cm" svg:x="25.892cm" svg:y="11.496cm">
          <draw:text-box>
            <text:p><text:span text:style-name="T1">D</text:span><text:span text:style-name="T1">U</text:span><text:span text:style-name="T1">T</text:span><text:span text:style-name="T1"> </text:span><text:span text:style-name="T1">p</text:span><text:span text:style-name="T1">o</text:span><text:span text:style-name="T1">r</text:span><text:span text:style-name="T1">t</text:span><text:span text:style-name="T1"> </text:span><text:span text:style-name="T1">1</text:span></text:p>
          </draw:text-box>
        </draw:frame>
        <draw:frame draw:style-name="gr5" draw:text-style-name="P3" draw:layer="layout" svg:width="0.976cm" svg:height="0.529cm" svg:x="21.36cm" svg:y="16.572cm">
          <draw:text-box>
            <text:p/>
          </draw:text-box>
        </draw:frame>
        <draw:line draw:style-name="gr2" draw:text-style-name="P2" draw:layer="layout" svg:x1="19.161cm" svg:y1="17.232cm" svg:x2="19.682cm" svg:y2="17.232cm">
          <text:p/>
        </draw:line>
        <draw:line draw:style-name="gr2" draw:text-style-name="P2" draw:layer="layout" svg:x1="21.09cm" svg:y1="18.02cm" svg:x2="21.574cm" svg:y2="18.02cm">
          <text:p/>
        </draw:line>
        <draw:custom-shape draw:style-name="gr6" draw:text-style-name="P4" draw:layer="layout" svg:width="0.074cm" svg:height="0.073cm" svg:x="19.646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line draw:style-name="gr2" draw:text-style-name="P2" draw:layer="layout" svg:x1="20.102cm" svg:y1="16.804cm" svg:x2="20.316cm" svg:y2="17.022cm">
                <text:p/>
              </draw:line>
              <draw:line draw:style-name="gr2" draw:text-style-name="P2" draw:layer="layout" svg:x1="20.257cm" svg:y1="16.722cm" svg:x2="20.32cm" svg:y2="17.028cm">
                <text:p/>
              </draw:line>
              <draw:line draw:style-name="gr2" draw:text-style-name="P2" draw:layer="layout" svg:x1="20.26cm" svg:y1="16.721cm" svg:x2="20.478cm" svg:y2="16.946cm">
                <text:p/>
              </draw:line>
              <draw:line draw:style-name="gr2" draw:text-style-name="P2" draw:layer="layout" svg:x1="20.425cm" svg:y1="16.626cm" svg:x2="20.473cm" svg:y2="16.94cm">
                <text:p/>
              </draw:line>
              <draw:line draw:style-name="gr2" draw:text-style-name="P2" draw:layer="layout" svg:x1="20.43cm" svg:y1="16.632cm" svg:x2="20.635cm" svg:y2="16.864cm">
                <text:p/>
              </draw:line>
            </draw:g>
            <draw:line draw:style-name="gr2" draw:text-style-name="P2" draw:layer="layout" svg:x1="20.635cm" svg:y1="16.864cm" svg:x2="20.606cm" svg:y2="16.703cm">
              <text:p/>
            </draw:line>
            <draw:line draw:style-name="gr2" draw:text-style-name="P2" draw:layer="layout" svg:x1="20.099cm" svg:y1="16.805cm" svg:x2="20.102cm" svg:y2="16.967cm">
              <text:p/>
            </draw:line>
          </draw:g>
          <draw:line draw:style-name="gr2" draw:text-style-name="P2" draw:layer="layout" svg:x1="20.618cm" svg:y1="16.699cm" svg:x2="21.091cm" svg:y2="16.466cm">
            <text:p/>
          </draw:line>
          <draw:line draw:style-name="gr2" draw:text-style-name="P2" draw:layer="layout" svg:x1="20.094cm" svg:y1="16.971cm" svg:x2="19.687cm" svg:y2="17.242cm">
            <text:p/>
          </draw:line>
        </draw:g>
        <draw:g>
          <draw:g>
            <draw:g>
              <draw:line draw:style-name="gr2" draw:text-style-name="P2" draw:layer="layout" svg:x1="20.102cm" svg:y1="17.68cm" svg:x2="20.316cm" svg:y2="17.462cm">
                <text:p/>
              </draw:line>
              <draw:line draw:style-name="gr2" draw:text-style-name="P2" draw:layer="layout" svg:x1="20.257cm" svg:y1="17.761cm" svg:x2="20.32cm" svg:y2="17.455cm">
                <text:p/>
              </draw:line>
              <draw:line draw:style-name="gr2" draw:text-style-name="P2" draw:layer="layout" svg:x1="20.26cm" svg:y1="17.761cm" svg:x2="20.478cm" svg:y2="17.536cm">
                <text:p/>
              </draw:line>
              <draw:line draw:style-name="gr2" draw:text-style-name="P2" draw:layer="layout" svg:x1="20.425cm" svg:y1="17.859cm" svg:x2="20.473cm" svg:y2="17.545cm">
                <text:p/>
              </draw:line>
              <draw:line draw:style-name="gr2" draw:text-style-name="P2" draw:layer="layout" svg:x1="20.43cm" svg:y1="17.851cm" svg:x2="20.635cm" svg:y2="17.619cm">
                <text:p/>
              </draw:line>
            </draw:g>
            <draw:line draw:style-name="gr2" draw:text-style-name="P2" draw:layer="layout" svg:x1="20.635cm" svg:y1="17.619cm" svg:x2="20.606cm" svg:y2="17.78cm">
              <text:p/>
            </draw:line>
            <draw:line draw:style-name="gr2" draw:text-style-name="P2" draw:layer="layout" svg:x1="20.099cm" svg:y1="17.679cm" svg:x2="20.102cm" svg:y2="17.517cm">
              <text:p/>
            </draw:line>
          </draw:g>
          <draw:line draw:style-name="gr2" draw:text-style-name="P2" draw:layer="layout" svg:x1="20.618cm" svg:y1="17.785cm" svg:x2="21.091cm" svg:y2="18.018cm">
            <text:p/>
          </draw:line>
          <draw:line draw:style-name="gr2" draw:text-style-name="P2" draw:layer="layout" svg:x1="20.094cm" svg:y1="17.512cm" svg:x2="19.687cm" svg:y2="17.241cm">
            <text:p/>
          </draw:line>
        </draw:g>
        <draw:line draw:style-name="gr2" draw:text-style-name="P2" draw:layer="layout" svg:x1="21.09cm" svg:y1="16.464cm" svg:x2="21.574cm" svg:y2="16.464cm">
          <text:p/>
        </draw:line>
        <draw:g>
          <draw:line draw:style-name="gr2" draw:text-style-name="P2" draw:layer="layout" svg:x1="20.979cm" svg:y1="17.446cm" svg:x2="21.227cm" svg:y2="17.57cm">
            <text:p/>
          </draw:line>
          <draw:line draw:style-name="gr2" draw:text-style-name="P2" draw:layer="layout" svg:x1="21.227cm" svg:y1="17.322cm" svg:x2="20.979cm" svg:y2="17.446cm">
            <text:p/>
          </draw:line>
          <draw:line draw:style-name="gr2" draw:text-style-name="P2" draw:layer="layout" svg:x1="20.979cm" svg:y1="17.198cm" svg:x2="21.227cm" svg:y2="17.322cm">
            <text:p/>
          </draw:line>
          <draw:line draw:style-name="gr2" draw:text-style-name="P2" draw:layer="layout" svg:x1="21.227cm" svg:y1="17.074cm" svg:x2="20.979cm" svg:y2="17.198cm">
            <text:p/>
          </draw:line>
          <draw:line draw:style-name="gr2" draw:text-style-name="P2" draw:layer="layout" svg:x1="20.979cm" svg:y1="16.949cm" svg:x2="21.227cm" svg:y2="17.073cm">
            <text:p/>
          </draw:line>
          <draw:line draw:style-name="gr2" draw:text-style-name="P2" draw:layer="layout" svg:x1="20.979cm" svg:y1="16.95cm" svg:x2="21.103cm" svg:y2="16.893cm">
            <text:p/>
          </draw:line>
          <draw:line draw:style-name="gr2" draw:text-style-name="P2" draw:layer="layout" svg:x1="21.102cm" svg:y1="17.632cm" svg:x2="21.226cm" svg:y2="17.575cm">
            <text:p/>
          </draw:line>
          <draw:line draw:style-name="gr2" draw:text-style-name="P2" draw:layer="layout" svg:x1="21.102cm" svg:y1="16.891cm" svg:x2="21.102cm" svg:y2="16.47cm">
            <text:p/>
          </draw:line>
          <draw:line draw:style-name="gr2" draw:text-style-name="P2" draw:layer="layout" svg:x1="21.102cm" svg:y1="18.009cm" svg:x2="21.102cm" svg:y2="17.632cm">
            <text:p/>
          </draw:line>
        </draw:g>
        <draw:g>
          <draw:g>
            <draw:line draw:style-name="gr2" draw:text-style-name="P2" draw:layer="layout" svg:x1="25.431cm" svg:y1="15.83cm" svg:x2="24.438cm" svg:y2="15.375cm">
              <text:p/>
            </draw:line>
            <draw:line draw:style-name="gr2" draw:text-style-name="P2" draw:layer="layout" svg:x1="24.437cm" svg:y1="15.375cm" svg:x2="24.4cm" svg:y2="15.456cm">
              <text:p/>
            </draw:line>
            <draw:line draw:style-name="gr2" draw:text-style-name="P2" draw:layer="layout" svg:x1="25.394cm" svg:y1="15.91cm" svg:x2="24.401cm" svg:y2="15.455cm">
              <text:p/>
            </draw:line>
            <draw:line draw:style-name="gr2" draw:text-style-name="P2" draw:layer="layout" svg:x1="25.43cm" svg:y1="15.83cm" svg:x2="25.393cm" svg:y2="15.911cm">
              <text:p/>
            </draw:line>
          </draw:g>
          <draw:g>
            <draw:line draw:style-name="gr2" draw:text-style-name="P2" draw:layer="layout" svg:x1="24.4cm" svg:y1="16.451cm" svg:x2="25.393cm" svg:y2="15.996cm">
              <text:p/>
            </draw:line>
            <draw:line draw:style-name="gr2" draw:text-style-name="P2" draw:layer="layout" svg:x1="25.393cm" svg:y1="15.996cm" svg:x2="25.428cm" svg:y2="16.073cm">
              <text:p/>
            </draw:line>
            <draw:line draw:style-name="gr2" draw:text-style-name="P2" draw:layer="layout" svg:x1="24.436cm" svg:y1="16.528cm" svg:x2="25.429cm" svg:y2="16.073cm">
              <text:p/>
            </draw:line>
            <draw:line draw:style-name="gr2" draw:text-style-name="P2" draw:layer="layout" svg:x1="24.4cm" svg:y1="16.452cm" svg:x2="24.435cm" svg:y2="16.529cm">
              <text:p/>
            </draw:line>
          </draw:g>
          <draw:line draw:style-name="gr2" draw:text-style-name="P2" draw:layer="layout" svg:x1="25.417cm" svg:y1="15.864cm" svg:x2="25.417cm" svg:y2="16.041cm">
            <text:p/>
          </draw:line>
          <draw:line draw:style-name="gr2" draw:text-style-name="P2" draw:layer="layout" svg:x1="25.789cm" svg:y1="15.953cm" svg:x2="25.417cm" svg:y2="15.953cm">
            <text:p/>
          </draw:line>
          <draw:line draw:style-name="gr2" draw:text-style-name="P2" draw:layer="layout" svg:x1="24.173cm" svg:y1="15.425cm" svg:x2="24.173cm" svg:y2="15.758cm">
            <text:p/>
          </draw:line>
          <draw:line draw:style-name="gr2" draw:text-style-name="P2" draw:layer="layout" svg:x1="24.418cm" svg:y1="15.413cm" svg:x2="23.884cm" svg:y2="15.413cm">
            <text:p/>
          </draw:line>
          <draw:line draw:style-name="gr2" draw:text-style-name="P2" draw:layer="layout" svg:x1="24.418cm" svg:y1="16.49cm" svg:x2="23.884cm" svg:y2="16.49cm">
            <text:p/>
          </draw:line>
          <draw:g>
            <draw:g>
              <draw:line draw:style-name="gr2" draw:text-style-name="P2" draw:layer="layout" svg:x1="24.277cm" svg:y1="16.11cm" svg:x2="24.068cm" svg:y2="16.046cm">
                <text:p/>
              </draw:line>
              <draw:line draw:style-name="gr2" draw:text-style-name="P2" draw:layer="layout" svg:x1="24.277cm" svg:y1="15.985cm" svg:x2="24.062cm" svg:y2="16.046cm">
                <text:p/>
              </draw:line>
              <draw:line draw:style-name="gr2" draw:text-style-name="P2" draw:layer="layout" svg:x1="24.277cm" svg:y1="15.983cm" svg:x2="24.062cm" svg:y2="15.919cm">
                <text:p/>
              </draw:line>
              <draw:line draw:style-name="gr2" draw:text-style-name="P2" draw:layer="layout" svg:x1="24.282cm" svg:y1="15.846cm" svg:x2="24.067cm" svg:y2="15.919cm">
                <text:p/>
              </draw:line>
              <draw:line draw:style-name="gr2" draw:text-style-name="P2" draw:layer="layout" svg:x1="24.277cm" svg:y1="15.845cm" svg:x2="24.062cm" svg:y2="15.792cm">
                <text:p/>
              </draw:line>
            </draw:g>
            <draw:line draw:style-name="gr2" draw:text-style-name="P2" draw:layer="layout" svg:x1="24.061cm" svg:y1="15.792cm" svg:x2="24.173cm" svg:y2="15.757cm">
              <text:p/>
            </draw:line>
            <draw:line draw:style-name="gr2" draw:text-style-name="P2" draw:layer="layout" svg:x1="24.277cm" svg:y1="16.112cm" svg:x2="24.173cm" svg:y2="16.164cm">
              <text:p/>
            </draw:line>
          </draw:g>
          <draw:line draw:style-name="gr2" draw:text-style-name="P2" draw:layer="layout" svg:x1="24.173cm" svg:y1="16.164cm" svg:x2="24.173cm" svg:y2="16.467cm">
            <text:p/>
          </draw:line>
          <draw:custom-shape draw:style-name="gr6" draw:text-style-name="P4" draw:layer="layout" svg:width="0.053cm" svg:height="0.052cm" svg:x="24.143cm" svg:y="15.38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053cm" svg:height="0.052cm" svg:x="24.143cm" svg:y="16.464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052cm" svg:height="0.051cm" svg:x="25.396cm" svg:y="15.9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4" draw:text-style-name="P5" draw:layer="layout" svg:x1="23.86cm" svg:y1="16.493cm" svg:x2="21.579cm" svg:y2="16.464cm">
          <text:p/>
        </draw:line>
        <draw:frame draw:style-name="gr15" draw:text-style-name="P6" draw:layer="layout" svg:width="2.921cm" svg:height="1.361cm" svg:x="26.019cm" svg:y="15.604cm">
          <draw:text-box>
            <text:p><text:span text:style-name="T1">D</text:span><text:span text:style-name="T1">U</text:span><text:span text:style-name="T1">T</text:span><text:span text:style-name="T1"> </text:span><text:span text:style-name="T1">p</text:span><text:span text:style-name="T1">o</text:span><text:span text:style-name="T1">r</text:span><text:span text:style-name="T1">t</text:span><text:span text:style-name="T1"> </text:span><text:span text:style-name="T1">2</text:span></text:p>
          </draw:text-box>
        </draw:frame>
        <draw:line draw:style-name="gr14" draw:text-style-name="P5" draw:layer="layout" svg:x1="19.161cm" svg:y1="13.177cm" svg:x2="18.399cm" svg:y2="13.177cm">
          <text:p/>
        </draw:line>
        <draw:line draw:style-name="gr16" draw:text-style-name="P5" draw:layer="layout" svg:x1="18.395cm" svg:y1="13.926cm" svg:x2="18.399cm" svg:y2="13.164cm">
          <text:p/>
        </draw:line>
        <draw:line draw:style-name="gr16" draw:text-style-name="P5" draw:layer="layout" svg:x1="18.394cm" svg:y1="17.235cm" svg:x2="18.394cm" svg:y2="16.219cm">
          <text:p/>
        </draw:line>
        <draw:line draw:style-name="gr14" draw:text-style-name="P5" draw:layer="layout" svg:x1="19.155cm" svg:y1="17.231cm" svg:x2="18.393cm" svg:y2="17.231cm">
          <text:p/>
        </draw:line>
        <draw:g>
          <draw:g>
            <draw:custom-shape draw:style-name="gr7" draw:text-style-name="P3" draw:layer="layout" svg:width="1.535cm" svg:height="1.535cm" svg:x="5.434cm" svg:y="16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8" draw:text-style-name="P1" draw:layer="layout" svg:width="0.484cm" svg:height="0.292cm" svg:x="5.727cm" svg:y="17.395cm">
                <text:p/>
                <draw:enhanced-geometry svg:viewBox="0 0 1802 432" draw:mirror-vertical="true" draw:type="non-primitive" draw:enhanced-path="M 0 0 C 297 216 594 432 894 432 1194 432 1498 216 1802 0 N"/>
              </draw:custom-shape>
              <draw:custom-shape draw:style-name="gr8" draw:text-style-name="P1" draw:layer="layout" svg:width="0.482cm" svg:height="0.294cm" svg:x="6.211cm" svg:y="17.685cm">
                <text:p/>
                <draw:enhanced-geometry svg:viewBox="0 0 1802 432" draw:type="non-primitive" draw:enhanced-path="M 0 0 C 297 216 594 432 894 432 1194 432 1498 216 1802 0 N"/>
              </draw:custom-shape>
            </draw:g>
          </draw:g>
        </draw:g>
        <draw:g>
          <draw:custom-shape draw:style-name="gr1" draw:text-style-name="P1" draw:layer="layout" svg:width="1.519cm" svg:height="1.502cm" svg:x="11.157cm" svg:y="17.18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652cm" svg:y1="17.693cm" svg:x2="11.41cm" svg:y2="17.693cm">
            <text:p/>
          </draw:line>
          <draw:line draw:style-name="gr2" draw:text-style-name="P2" draw:layer="layout" svg:x1="12.427cm" svg:y1="17.693cm" svg:x2="13.189cm" svg:y2="17.693cm">
            <text:p/>
          </draw:line>
          <draw:g>
            <draw:g>
              <draw:line draw:style-name="gr2" draw:text-style-name="P2" draw:layer="layout" svg:x1="11.794cm" svg:y1="17.642cm" svg:x2="11.695cm" svg:y2="17.771cm">
                <text:p/>
              </draw:line>
              <draw:line draw:style-name="gr2" draw:text-style-name="P2" draw:layer="layout" svg:x1="11.892cm" svg:y1="17.769cm" svg:x2="11.793cm" svg:y2="17.64cm">
                <text:p/>
              </draw:line>
              <draw:line draw:style-name="gr2" draw:text-style-name="P2" draw:layer="layout" svg:x1="11.991cm" svg:y1="17.642cm" svg:x2="11.892cm" svg:y2="17.771cm">
                <text:p/>
              </draw:line>
              <draw:line draw:style-name="gr2" draw:text-style-name="P2" draw:layer="layout" svg:x1="12.09cm" svg:y1="17.769cm" svg:x2="11.991cm" svg:y2="17.64cm">
                <text:p/>
              </draw:line>
              <draw:line draw:style-name="gr2" draw:text-style-name="P2" draw:layer="layout" svg:x1="12.19cm" svg:y1="17.642cm" svg:x2="12.091cm" svg:y2="17.771cm">
                <text:p/>
              </draw:line>
              <draw:line draw:style-name="gr2" draw:text-style-name="P2" draw:layer="layout" svg:x1="12.19cm" svg:y1="17.642cm" svg:x2="12.234cm" svg:y2="17.706cm">
                <text:p/>
              </draw:line>
              <draw:line draw:style-name="gr2" draw:text-style-name="P2" draw:layer="layout" svg:x1="11.645cm" svg:y1="17.705cm" svg:x2="11.689cm" svg:y2="17.769cm">
                <text:p/>
              </draw:line>
              <draw:line draw:style-name="gr2" draw:text-style-name="P2" draw:layer="layout" svg:x1="12.234cm" svg:y1="17.705cm" svg:x2="12.435cm" svg:y2="17.705cm">
                <text:p/>
              </draw:line>
              <draw:line draw:style-name="gr2" draw:text-style-name="P2" draw:layer="layout" svg:x1="11.448cm" svg:y1="17.705cm" svg:x2="11.646cm" svg:y2="17.705cm">
                <text:p/>
              </draw:line>
            </draw:g>
            <draw:g>
              <draw:line draw:style-name="gr2" draw:text-style-name="P2" draw:layer="layout" svg:x1="12.338cm" svg:y1="18.127cm" svg:x2="12.536cm" svg:y2="18.191cm">
                <text:p/>
              </draw:line>
              <draw:line draw:style-name="gr2" draw:text-style-name="P2" draw:layer="layout" svg:x1="12.536cm" svg:y1="18.062cm" svg:x2="12.338cm" svg:y2="18.126cm">
                <text:p/>
              </draw:line>
              <draw:line draw:style-name="gr2" draw:text-style-name="P2" draw:layer="layout" svg:x1="12.338cm" svg:y1="17.996cm" svg:x2="12.536cm" svg:y2="18.06cm">
                <text:p/>
              </draw:line>
              <draw:line draw:style-name="gr2" draw:text-style-name="P2" draw:layer="layout" svg:x1="12.536cm" svg:y1="17.933cm" svg:x2="12.338cm" svg:y2="17.997cm">
                <text:p/>
              </draw:line>
              <draw:line draw:style-name="gr2" draw:text-style-name="P2" draw:layer="layout" svg:x1="12.338cm" svg:y1="17.868cm" svg:x2="12.536cm" svg:y2="17.932cm">
                <text:p/>
              </draw:line>
              <draw:line draw:style-name="gr2" draw:text-style-name="P2" draw:layer="layout" svg:x1="12.338cm" svg:y1="17.866cm" svg:x2="12.437cm" svg:y2="17.838cm">
                <text:p/>
              </draw:line>
              <draw:line draw:style-name="gr2" draw:text-style-name="P2" draw:layer="layout" svg:x1="12.437cm" svg:y1="18.222cm" svg:x2="12.536cm" svg:y2="18.194cm">
                <text:p/>
              </draw:line>
              <draw:line draw:style-name="gr2" draw:text-style-name="P2" draw:layer="layout" svg:x1="12.437cm" svg:y1="17.838cm" svg:x2="12.437cm" svg:y2="17.707cm">
                <text:p/>
              </draw:line>
              <draw:line draw:style-name="gr2" draw:text-style-name="P2" draw:layer="layout" svg:x1="12.437cm" svg:y1="18.351cm" svg:x2="12.437cm" svg:y2="18.222cm">
                <text:p/>
              </draw:line>
            </draw:g>
            <draw:g>
              <draw:line draw:style-name="gr2" draw:text-style-name="P2" draw:layer="layout" svg:x1="11.356cm" svg:y1="18.127cm" svg:x2="11.554cm" svg:y2="18.191cm">
                <text:p/>
              </draw:line>
              <draw:line draw:style-name="gr2" draw:text-style-name="P2" draw:layer="layout" svg:x1="11.554cm" svg:y1="18.062cm" svg:x2="11.356cm" svg:y2="18.126cm">
                <text:p/>
              </draw:line>
              <draw:line draw:style-name="gr2" draw:text-style-name="P2" draw:layer="layout" svg:x1="11.356cm" svg:y1="17.996cm" svg:x2="11.554cm" svg:y2="18.06cm">
                <text:p/>
              </draw:line>
              <draw:line draw:style-name="gr2" draw:text-style-name="P2" draw:layer="layout" svg:x1="11.554cm" svg:y1="17.933cm" svg:x2="11.356cm" svg:y2="17.997cm">
                <text:p/>
              </draw:line>
              <draw:line draw:style-name="gr2" draw:text-style-name="P2" draw:layer="layout" svg:x1="11.356cm" svg:y1="17.868cm" svg:x2="11.554cm" svg:y2="17.932cm">
                <text:p/>
              </draw:line>
              <draw:line draw:style-name="gr2" draw:text-style-name="P2" draw:layer="layout" svg:x1="11.356cm" svg:y1="17.866cm" svg:x2="11.455cm" svg:y2="17.838cm">
                <text:p/>
              </draw:line>
              <draw:line draw:style-name="gr2" draw:text-style-name="P2" draw:layer="layout" svg:x1="11.455cm" svg:y1="18.222cm" svg:x2="11.554cm" svg:y2="18.194cm">
                <text:p/>
              </draw:line>
              <draw:line draw:style-name="gr2" draw:text-style-name="P2" draw:layer="layout" svg:x1="11.455cm" svg:y1="17.838cm" svg:x2="11.455cm" svg:y2="17.707cm">
                <text:p/>
              </draw:line>
              <draw:line draw:style-name="gr2" draw:text-style-name="P2" draw:layer="layout" svg:x1="11.455cm" svg:y1="18.351cm" svg:x2="11.455cm" svg:y2="18.222cm">
                <text:p/>
              </draw:line>
            </draw:g>
            <draw:g>
              <draw:line draw:style-name="gr2" draw:text-style-name="P2" draw:layer="layout" svg:x1="12.307cm" svg:y1="18.353cm" svg:x2="12.563cm" svg:y2="18.353cm">
                <text:p/>
              </draw:line>
              <draw:line draw:style-name="gr2" draw:text-style-name="P2" draw:layer="layout" svg:x1="12.349cm" svg:y1="18.353cm" svg:x2="12.307cm" svg:y2="18.455cm">
                <text:p/>
              </draw:line>
              <draw:line draw:style-name="gr2" draw:text-style-name="P2" draw:layer="layout" svg:x1="12.433cm" svg:y1="18.353cm" svg:x2="12.391cm" svg:y2="18.455cm">
                <text:p/>
              </draw:line>
              <draw:line draw:style-name="gr2" draw:text-style-name="P2" draw:layer="layout" svg:x1="12.52cm" svg:y1="18.353cm" svg:x2="12.478cm" svg:y2="18.455cm">
                <text:p/>
              </draw:line>
            </draw:g>
            <draw:g>
              <draw:line draw:style-name="gr2" draw:text-style-name="P2" draw:layer="layout" svg:x1="11.319cm" svg:y1="18.335cm" svg:x2="11.575cm" svg:y2="18.335cm">
                <text:p/>
              </draw:line>
              <draw:line draw:style-name="gr2" draw:text-style-name="P2" draw:layer="layout" svg:x1="11.361cm" svg:y1="18.335cm" svg:x2="11.319cm" svg:y2="18.437cm">
                <text:p/>
              </draw:line>
              <draw:line draw:style-name="gr2" draw:text-style-name="P2" draw:layer="layout" svg:x1="11.446cm" svg:y1="18.335cm" svg:x2="11.404cm" svg:y2="18.437cm">
                <text:p/>
              </draw:line>
              <draw:line draw:style-name="gr2" draw:text-style-name="P2" draw:layer="layout" svg:x1="11.532cm" svg:y1="18.335cm" svg:x2="11.49cm" svg:y2="18.437cm">
                <text:p/>
              </draw:line>
            </draw:g>
          </draw:g>
          <draw:line draw:style-name="gr4" draw:text-style-name="P2" draw:layer="layout" svg:x1="11.61cm" svg:y1="18.43cm" svg:x2="12.298cm" svg:y2="17.282cm">
            <text:p/>
          </draw:line>
        </draw:g>
        <draw:line draw:style-name="gr4" draw:text-style-name="P2" draw:layer="layout" svg:x1="9.002cm" svg:y1="18.074cm" svg:x2="8.367cm" svg:y2="17.26cm">
          <text:p/>
        </draw:line>
        <draw:custom-shape draw:style-name="gr11" draw:text-style-name="P3" draw:layer="layout" svg:width="1.641cm" svg:height="1.551cm" draw:transform="rotate (1.5707963267949) translate (13.949cm 18.51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.017cm" svg:height="0.255cm" svg:x="8.21cm" svg:y="17.185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2" draw:text-style-name="P2" draw:layer="layout" svg:x1="8.591cm" svg:y1="17.439cm" svg:x2="8.845cm" svg:y2="17.185cm">
          <text:p/>
        </draw:line>
        <draw:line draw:style-name="gr2" draw:text-style-name="P2" draw:layer="layout" svg:x1="8.591cm" svg:y1="17.82cm" svg:x2="8.845cm" svg:y2="17.566cm">
          <text:p/>
        </draw:line>
        <draw:custom-shape draw:style-name="gr12" draw:text-style-name="P1" draw:layer="layout" svg:width="1.017cm" svg:height="0.255cm" svg:x="8.21cm" svg:y="17.566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custom-shape draw:style-name="gr12" draw:text-style-name="P1" draw:layer="layout" svg:width="1.017cm" svg:height="0.255cm" svg:x="8.21cm" svg:y="17.947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2" draw:text-style-name="P2" draw:layer="layout" svg:x1="7.985cm" svg:y1="17.693cm" svg:x2="7.477cm" svg:y2="17.693cm">
          <text:p/>
        </draw:line>
        <draw:custom-shape draw:style-name="gr13" draw:text-style-name="P1" draw:layer="layout" svg:width="1.525cm" svg:height="1.271cm" svg:x="7.985cm" svg:y="17.05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18cm" svg:y1="17.693cm" svg:x2="9.51cm" svg:y2="17.693cm">
          <text:p/>
        </draw:line>
        <draw:line draw:style-name="gr14" draw:text-style-name="P5" draw:layer="layout" svg:x1="7.477cm" svg:y1="17.693cm" svg:x2="6.969cm" svg:y2="17.693cm">
          <text:p/>
        </draw:line>
        <draw:line draw:style-name="gr14" draw:text-style-name="P5" draw:layer="layout" svg:x1="10.652cm" svg:y1="17.693cm" svg:x2="10.017cm" svg:y2="17.693cm">
          <text:p/>
        </draw:line>
        <draw:line draw:style-name="gr14" draw:text-style-name="P5" draw:layer="layout" svg:x1="13.954cm" svg:y1="17.693cm" svg:x2="13.065cm" svg:y2="17.693cm">
          <text:p/>
        </draw:line>
        <draw:line draw:style-name="gr14" draw:text-style-name="P5" draw:layer="layout" svg:x1="17.51cm" svg:y1="17.693cm" svg:x2="15.478cm" svg:y2="17.693cm">
          <text:p/>
        </draw:line>
        <draw:g>
          <draw:custom-shape draw:style-name="gr17" draw:text-style-name="P3" draw:layer="layout" svg:width="1.25cm" svg:height="1.213cm" svg:x="18.743cm" svg:y="20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244cm" svg:y1="21.305cm" svg:x2="18.744cm" svg:y2="21.305cm">
            <text:p/>
          </draw:line>
          <draw:line draw:style-name="gr2" draw:text-style-name="P2" draw:layer="layout" svg:x1="19.992cm" svg:y1="21.305cm" svg:x2="20.492cm" svg:y2="21.305cm">
            <text:p/>
          </draw:line>
          <draw:line draw:style-name="gr2" draw:text-style-name="P2" draw:layer="layout" svg:x1="18.868cm" svg:y1="20.942cm" svg:x2="19.867cm" svg:y2="21.685cm">
            <text:p/>
          </draw:line>
          <draw:line draw:style-name="gr2" draw:text-style-name="P2" draw:layer="layout" svg:x1="19.867cm" svg:y1="20.942cm" svg:x2="18.868cm" svg:y2="21.685cm">
            <text:p/>
          </draw:line>
          <draw:line draw:style-name="gr2" draw:text-style-name="P2" draw:layer="layout" svg:x1="19.373cm" svg:y1="21.911cm" svg:x2="19.373cm" svg:y2="22.387cm">
            <text:p/>
          </draw:line>
        </draw:g>
        <draw:g>
          <draw:line draw:style-name="gr2" draw:text-style-name="P2" draw:layer="layout" svg:x1="15.784cm" svg:y1="21.709cm" svg:x2="16cm" svg:y2="21.506cm">
            <text:p/>
          </draw:line>
          <draw:custom-shape draw:style-name="gr8" draw:text-style-name="P1" draw:layer="layout" svg:width="0.864cm" svg:height="0.205cm" svg:x="15.46cm" svg:y="20.89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84cm" svg:y1="21.1cm" svg:x2="16cm" svg:y2="20.897cm">
            <text:p/>
          </draw:line>
          <draw:custom-shape draw:style-name="gr8" draw:text-style-name="P1" draw:layer="layout" svg:width="0.864cm" svg:height="0.202cm" svg:x="15.46cm" svg:y="21.202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6cm" svg:y="21.505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69cm" svg:y1="21.303cm" svg:x2="14.837cm" svg:y2="21.303cm">
            <text:p/>
          </draw:line>
          <draw:custom-shape draw:style-name="gr18" draw:text-style-name="P1" draw:layer="layout" svg:width="1.294cm" svg:height="1.016cm" svg:x="15.27cm" svg:y="20.7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96cm" svg:y1="21.303cm" svg:x2="16.564cm" svg:y2="21.303cm">
            <text:p/>
          </draw:line>
        </draw:g>
        <draw:line draw:style-name="gr14" draw:text-style-name="P5" draw:layer="layout" svg:x1="18.266cm" svg:y1="21.304cm" svg:x2="16.996cm" svg:y2="21.304cm">
          <text:p/>
        </draw:line>
        <draw:frame draw:style-name="gr19" draw:text-style-name="P6" draw:layer="layout" svg:width="1.778cm" svg:height="0.762cm" svg:x="11.546cm" svg:y="20.987cm">
          <draw:text-box>
            <text:p><text:span text:style-name="T1">A</text:span><text:span text:style-name="T1">D</text:span><text:span text:style-name="T1">C</text:span><text:span text:style-name="T1"> </text:span><text:span text:style-name="T1">1</text:span></text:p>
          </draw:text-box>
        </draw:frame>
        <draw:line draw:style-name="gr14" draw:text-style-name="P5" draw:layer="layout" svg:x1="15.216cm" svg:y1="21.303cm" svg:x2="13.946cm" svg:y2="21.303cm">
          <text:p/>
        </draw:line>
        <draw:line draw:style-name="gr20" draw:text-style-name="P5" draw:layer="layout" svg:x1="20.431cm" svg:y1="21.319cm" svg:x2="21.828cm" svg:y2="21.319cm">
          <text:p/>
        </draw:line>
        <draw:line draw:style-name="gr16" draw:text-style-name="P5" draw:layer="layout" svg:x1="21.574cm" svg:y1="18.024cm" svg:x2="21.828cm" svg:y2="18.024cm">
          <text:p/>
        </draw:line>
        <draw:custom-shape draw:style-name="gr17" draw:text-style-name="P3" draw:layer="layout" svg:width="1.25cm" svg:height="1.213cm" svg:x="18.737cm" svg:y="2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238cm" svg:y1="21.304cm" svg:x2="18.738cm" svg:y2="21.304cm">
          <text:p/>
        </draw:line>
        <draw:line draw:style-name="gr2" draw:text-style-name="P2" draw:layer="layout" svg:x1="19.986cm" svg:y1="21.304cm" svg:x2="20.486cm" svg:y2="21.304cm">
          <text:p/>
        </draw:line>
        <draw:line draw:style-name="gr2" draw:text-style-name="P2" draw:layer="layout" svg:x1="18.862cm" svg:y1="20.941cm" svg:x2="19.861cm" svg:y2="21.684cm">
          <text:p/>
        </draw:line>
        <draw:line draw:style-name="gr2" draw:text-style-name="P2" draw:layer="layout" svg:x1="19.861cm" svg:y1="20.941cm" svg:x2="18.862cm" svg:y2="21.684cm">
          <text:p/>
        </draw:line>
        <draw:line draw:style-name="gr2" draw:text-style-name="P2" draw:layer="layout" svg:x1="19.367cm" svg:y1="21.91cm" svg:x2="19.367cm" svg:y2="22.386cm">
          <text:p/>
        </draw:line>
        <draw:custom-shape draw:style-name="gr10" draw:text-style-name="P1" draw:layer="layout" svg:width="2.916cm" svg:height="1.502cm" svg:x="11.032cm" svg:y="20.57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5.784cm" svg:y1="21.708cm" svg:x2="16cm" svg:y2="21.505cm">
            <text:p/>
          </draw:line>
          <draw:custom-shape draw:style-name="gr8" draw:text-style-name="P1" draw:layer="layout" svg:width="0.864cm" svg:height="0.205cm" svg:x="15.46cm" svg:y="20.895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84cm" svg:y1="21.099cm" svg:x2="16cm" svg:y2="20.896cm">
            <text:p/>
          </draw:line>
          <draw:custom-shape draw:style-name="gr8" draw:text-style-name="P1" draw:layer="layout" svg:width="0.864cm" svg:height="0.202cm" svg:x="15.46cm" svg:y="21.20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6cm" svg:y="21.504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69cm" svg:y1="21.302cm" svg:x2="14.837cm" svg:y2="21.302cm">
            <text:p/>
          </draw:line>
          <draw:custom-shape draw:style-name="gr18" draw:text-style-name="P1" draw:layer="layout" svg:width="1.294cm" svg:height="1.016cm" svg:x="15.27cm" svg:y="20.79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96cm" svg:y1="21.302cm" svg:x2="16.564cm" svg:y2="21.302cm">
            <text:p/>
          </draw:line>
        </draw:g>
        <draw:line draw:style-name="gr14" draw:text-style-name="P5" draw:layer="layout" svg:x1="18.266cm" svg:y1="21.303cm" svg:x2="16.996cm" svg:y2="21.303cm">
          <text:p/>
        </draw:line>
        <draw:g>
          <draw:line draw:style-name="gr2" draw:text-style-name="P2" draw:layer="layout" svg:x1="15.778cm" svg:y1="21.709cm" svg:x2="15.994cm" svg:y2="21.506cm">
            <text:p/>
          </draw:line>
          <draw:custom-shape draw:style-name="gr8" draw:text-style-name="P1" draw:layer="layout" svg:width="0.864cm" svg:height="0.205cm" svg:x="15.454cm" svg:y="20.89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78cm" svg:y1="21.1cm" svg:x2="15.994cm" svg:y2="20.897cm">
            <text:p/>
          </draw:line>
          <draw:custom-shape draw:style-name="gr8" draw:text-style-name="P1" draw:layer="layout" svg:width="0.864cm" svg:height="0.202cm" svg:x="15.454cm" svg:y="21.202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54cm" svg:y="21.505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63cm" svg:y1="21.303cm" svg:x2="14.831cm" svg:y2="21.303cm">
            <text:p/>
          </draw:line>
          <draw:custom-shape draw:style-name="gr18" draw:text-style-name="P1" draw:layer="layout" svg:width="1.294cm" svg:height="1.016cm" svg:x="15.264cm" svg:y="20.7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9cm" svg:y1="21.303cm" svg:x2="16.558cm" svg:y2="21.303cm">
            <text:p/>
          </draw:line>
        </draw:g>
        <draw:line draw:style-name="gr14" draw:text-style-name="P5" draw:layer="layout" svg:x1="18.26cm" svg:y1="21.304cm" svg:x2="16.99cm" svg:y2="21.304cm">
          <text:p/>
        </draw:line>
        <draw:line draw:style-name="gr14" draw:text-style-name="P5" draw:layer="layout" svg:x1="15.21cm" svg:y1="21.303cm" svg:x2="13.94cm" svg:y2="21.303cm">
          <text:p/>
        </draw:line>
        <draw:line draw:style-name="gr16" draw:text-style-name="P5" draw:layer="layout" svg:x1="20.425cm" svg:y1="21.305cm" svg:x2="21.822cm" svg:y2="21.305cm">
          <text:p/>
        </draw:line>
        <draw:custom-shape draw:style-name="gr10" draw:text-style-name="P1" draw:layer="layout" svg:width="2.916cm" svg:height="1.502cm" svg:x="11.032cm" svg:y="23.754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25cm" svg:height="1.213cm" svg:x="18.731cm" svg:y="23.8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232cm" svg:y1="24.479cm" svg:x2="18.732cm" svg:y2="24.479cm">
            <text:p/>
          </draw:line>
          <draw:line draw:style-name="gr2" draw:text-style-name="P2" draw:layer="layout" svg:x1="19.98cm" svg:y1="24.479cm" svg:x2="20.48cm" svg:y2="24.479cm">
            <text:p/>
          </draw:line>
          <draw:line draw:style-name="gr2" draw:text-style-name="P2" draw:layer="layout" svg:x1="18.856cm" svg:y1="24.116cm" svg:x2="19.855cm" svg:y2="24.859cm">
            <text:p/>
          </draw:line>
          <draw:line draw:style-name="gr2" draw:text-style-name="P2" draw:layer="layout" svg:x1="19.855cm" svg:y1="24.116cm" svg:x2="18.856cm" svg:y2="24.859cm">
            <text:p/>
          </draw:line>
          <draw:line draw:style-name="gr2" draw:text-style-name="P2" draw:layer="layout" svg:x1="19.361cm" svg:y1="25.085cm" svg:x2="19.361cm" svg:y2="25.561cm">
            <text:p/>
          </draw:line>
        </draw:g>
        <draw:g>
          <draw:line draw:style-name="gr2" draw:text-style-name="P2" draw:layer="layout" svg:x1="15.778cm" svg:y1="24.883cm" svg:x2="15.994cm" svg:y2="24.68cm">
            <text:p/>
          </draw:line>
          <draw:custom-shape draw:style-name="gr8" draw:text-style-name="P1" draw:layer="layout" svg:width="0.864cm" svg:height="0.205cm" svg:x="15.454cm" svg:y="24.0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78cm" svg:y1="24.274cm" svg:x2="15.994cm" svg:y2="24.071cm">
            <text:p/>
          </draw:line>
          <draw:custom-shape draw:style-name="gr8" draw:text-style-name="P1" draw:layer="layout" svg:width="0.864cm" svg:height="0.202cm" svg:x="15.454cm" svg:y="24.37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54cm" svg:y="24.679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63cm" svg:y1="24.477cm" svg:x2="14.831cm" svg:y2="24.477cm">
            <text:p/>
          </draw:line>
          <draw:custom-shape draw:style-name="gr18" draw:text-style-name="P1" draw:layer="layout" svg:width="1.294cm" svg:height="1.016cm" svg:x="15.264cm" svg:y="23.96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9cm" svg:y1="24.477cm" svg:x2="16.558cm" svg:y2="24.477cm">
            <text:p/>
          </draw:line>
        </draw:g>
        <draw:line draw:style-name="gr14" draw:text-style-name="P5" draw:layer="layout" svg:x1="18.26cm" svg:y1="24.478cm" svg:x2="16.99cm" svg:y2="24.478cm">
          <text:p/>
        </draw:line>
        <draw:g>
          <draw:custom-shape draw:style-name="gr17" draw:text-style-name="P3" draw:layer="layout" svg:width="1.25cm" svg:height="1.213cm" svg:x="18.725cm" svg:y="23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226cm" svg:y1="24.48cm" svg:x2="18.726cm" svg:y2="24.48cm">
            <text:p/>
          </draw:line>
          <draw:line draw:style-name="gr2" draw:text-style-name="P2" draw:layer="layout" svg:x1="19.974cm" svg:y1="24.48cm" svg:x2="20.474cm" svg:y2="24.48cm">
            <text:p/>
          </draw:line>
          <draw:line draw:style-name="gr2" draw:text-style-name="P2" draw:layer="layout" svg:x1="18.85cm" svg:y1="24.117cm" svg:x2="19.849cm" svg:y2="24.86cm">
            <text:p/>
          </draw:line>
          <draw:line draw:style-name="gr2" draw:text-style-name="P2" draw:layer="layout" svg:x1="19.849cm" svg:y1="24.117cm" svg:x2="18.85cm" svg:y2="24.86cm">
            <text:p/>
          </draw:line>
          <draw:line draw:style-name="gr2" draw:text-style-name="P2" draw:layer="layout" svg:x1="19.355cm" svg:y1="25.086cm" svg:x2="19.355cm" svg:y2="25.562cm">
            <text:p/>
          </draw:line>
        </draw:g>
        <draw:g>
          <draw:line draw:style-name="gr2" draw:text-style-name="P2" draw:layer="layout" svg:x1="15.772cm" svg:y1="24.884cm" svg:x2="15.988cm" svg:y2="24.681cm">
            <text:p/>
          </draw:line>
          <draw:custom-shape draw:style-name="gr8" draw:text-style-name="P1" draw:layer="layout" svg:width="0.864cm" svg:height="0.205cm" svg:x="15.448cm" svg:y="24.07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72cm" svg:y1="24.275cm" svg:x2="15.988cm" svg:y2="24.072cm">
            <text:p/>
          </draw:line>
          <draw:custom-shape draw:style-name="gr8" draw:text-style-name="P1" draw:layer="layout" svg:width="0.864cm" svg:height="0.202cm" svg:x="15.448cm" svg:y="24.37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48cm" svg:y="24.68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57cm" svg:y1="24.478cm" svg:x2="14.825cm" svg:y2="24.478cm">
            <text:p/>
          </draw:line>
          <draw:custom-shape draw:style-name="gr18" draw:text-style-name="P1" draw:layer="layout" svg:width="1.294cm" svg:height="1.016cm" svg:x="15.258cm" svg:y="23.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84cm" svg:y1="24.478cm" svg:x2="16.552cm" svg:y2="24.478cm">
            <text:p/>
          </draw:line>
        </draw:g>
        <draw:line draw:style-name="gr14" draw:text-style-name="P5" draw:layer="layout" svg:x1="18.254cm" svg:y1="24.479cm" svg:x2="16.984cm" svg:y2="24.479cm">
          <text:p/>
        </draw:line>
        <draw:frame draw:style-name="gr19" draw:text-style-name="P6" draw:layer="layout" svg:width="1.778cm" svg:height="0.762cm" svg:x="11.534cm" svg:y="24.162cm">
          <draw:text-box>
            <text:p><text:span text:style-name="T1">A</text:span><text:span text:style-name="T1">D</text:span><text:span text:style-name="T1">C</text:span><text:span text:style-name="T1"> </text:span><text:span text:style-name="T1">2</text:span></text:p>
          </draw:text-box>
        </draw:frame>
        <draw:line draw:style-name="gr14" draw:text-style-name="P5" draw:layer="layout" svg:x1="15.204cm" svg:y1="24.478cm" svg:x2="13.934cm" svg:y2="24.478cm">
          <text:p/>
        </draw:line>
        <draw:line draw:style-name="gr16" draw:text-style-name="P5" draw:layer="layout" svg:x1="20.419cm" svg:y1="24.482cm" svg:x2="22.209cm" svg:y2="24.482cm">
          <text:p/>
        </draw:line>
        <draw:line draw:style-name="gr16" draw:text-style-name="P5" draw:layer="layout" svg:x1="22.209cm" svg:y1="24.494cm" svg:x2="22.209cm" svg:y2="15.401cm">
          <text:p/>
        </draw:line>
        <draw:g>
          <draw:custom-shape draw:style-name="gr17" draw:text-style-name="P3" draw:layer="layout" svg:width="1.25cm" svg:height="1.213cm" svg:x="18.737cm" svg:y="26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238cm" svg:y1="27.4cm" svg:x2="18.738cm" svg:y2="27.4cm">
            <text:p/>
          </draw:line>
          <draw:line draw:style-name="gr2" draw:text-style-name="P2" draw:layer="layout" svg:x1="19.986cm" svg:y1="27.4cm" svg:x2="20.486cm" svg:y2="27.4cm">
            <text:p/>
          </draw:line>
          <draw:line draw:style-name="gr2" draw:text-style-name="P2" draw:layer="layout" svg:x1="18.862cm" svg:y1="27.037cm" svg:x2="19.861cm" svg:y2="27.78cm">
            <text:p/>
          </draw:line>
          <draw:line draw:style-name="gr2" draw:text-style-name="P2" draw:layer="layout" svg:x1="19.861cm" svg:y1="27.037cm" svg:x2="18.862cm" svg:y2="27.78cm">
            <text:p/>
          </draw:line>
          <draw:line draw:style-name="gr2" draw:text-style-name="P2" draw:layer="layout" svg:x1="19.367cm" svg:y1="28.006cm" svg:x2="19.367cm" svg:y2="28.482cm">
            <text:p/>
          </draw:line>
        </draw:g>
        <draw:custom-shape draw:style-name="gr10" draw:text-style-name="P1" draw:layer="layout" svg:width="2.916cm" svg:height="1.502cm" svg:x="11.032cm" svg:y="26.675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5.784cm" svg:y1="27.804cm" svg:x2="16cm" svg:y2="27.601cm">
            <text:p/>
          </draw:line>
          <draw:custom-shape draw:style-name="gr8" draw:text-style-name="P1" draw:layer="layout" svg:width="0.864cm" svg:height="0.205cm" svg:x="15.46cm" svg:y="26.99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84cm" svg:y1="27.195cm" svg:x2="16cm" svg:y2="26.992cm">
            <text:p/>
          </draw:line>
          <draw:custom-shape draw:style-name="gr8" draw:text-style-name="P1" draw:layer="layout" svg:width="0.864cm" svg:height="0.202cm" svg:x="15.46cm" svg:y="27.29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6cm" svg:y="27.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69cm" svg:y1="27.398cm" svg:x2="14.837cm" svg:y2="27.398cm">
            <text:p/>
          </draw:line>
          <draw:custom-shape draw:style-name="gr18" draw:text-style-name="P1" draw:layer="layout" svg:width="1.294cm" svg:height="1.016cm" svg:x="15.27cm" svg:y="26.8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96cm" svg:y1="27.398cm" svg:x2="16.564cm" svg:y2="27.398cm">
            <text:p/>
          </draw:line>
        </draw:g>
        <draw:line draw:style-name="gr14" draw:text-style-name="P5" draw:layer="layout" svg:x1="18.266cm" svg:y1="27.399cm" svg:x2="16.996cm" svg:y2="27.399cm">
          <text:p/>
        </draw:line>
        <draw:g>
          <draw:custom-shape draw:style-name="gr17" draw:text-style-name="P3" draw:layer="layout" svg:width="1.25cm" svg:height="1.213cm" svg:x="18.731cm" svg:y="26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232cm" svg:y1="27.401cm" svg:x2="18.732cm" svg:y2="27.401cm">
            <text:p/>
          </draw:line>
          <draw:line draw:style-name="gr2" draw:text-style-name="P2" draw:layer="layout" svg:x1="19.98cm" svg:y1="27.401cm" svg:x2="20.48cm" svg:y2="27.401cm">
            <text:p/>
          </draw:line>
          <draw:line draw:style-name="gr2" draw:text-style-name="P2" draw:layer="layout" svg:x1="18.856cm" svg:y1="27.038cm" svg:x2="19.855cm" svg:y2="27.781cm">
            <text:p/>
          </draw:line>
          <draw:line draw:style-name="gr2" draw:text-style-name="P2" draw:layer="layout" svg:x1="19.855cm" svg:y1="27.038cm" svg:x2="18.856cm" svg:y2="27.781cm">
            <text:p/>
          </draw:line>
          <draw:line draw:style-name="gr2" draw:text-style-name="P2" draw:layer="layout" svg:x1="19.361cm" svg:y1="28.007cm" svg:x2="19.361cm" svg:y2="28.483cm">
            <text:p/>
          </draw:line>
        </draw:g>
        <draw:g>
          <draw:line draw:style-name="gr2" draw:text-style-name="P2" draw:layer="layout" svg:x1="15.778cm" svg:y1="27.805cm" svg:x2="15.994cm" svg:y2="27.602cm">
            <text:p/>
          </draw:line>
          <draw:custom-shape draw:style-name="gr8" draw:text-style-name="P1" draw:layer="layout" svg:width="0.864cm" svg:height="0.205cm" svg:x="15.454cm" svg:y="26.992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78cm" svg:y1="27.196cm" svg:x2="15.994cm" svg:y2="26.993cm">
            <text:p/>
          </draw:line>
          <draw:custom-shape draw:style-name="gr8" draw:text-style-name="P1" draw:layer="layout" svg:width="0.864cm" svg:height="0.202cm" svg:x="15.454cm" svg:y="27.298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54cm" svg:y="27.60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63cm" svg:y1="27.399cm" svg:x2="14.831cm" svg:y2="27.399cm">
            <text:p/>
          </draw:line>
          <draw:custom-shape draw:style-name="gr18" draw:text-style-name="P1" draw:layer="layout" svg:width="1.294cm" svg:height="1.016cm" svg:x="15.264cm" svg:y="26.89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9cm" svg:y1="27.399cm" svg:x2="16.558cm" svg:y2="27.399cm">
            <text:p/>
          </draw:line>
        </draw:g>
        <draw:line draw:style-name="gr14" draw:text-style-name="P5" draw:layer="layout" svg:x1="18.26cm" svg:y1="27.4cm" svg:x2="16.99cm" svg:y2="27.4cm">
          <text:p/>
        </draw:line>
        <draw:frame draw:style-name="gr19" draw:text-style-name="P6" draw:layer="layout" svg:width="1.778cm" svg:height="0.762cm" svg:x="11.54cm" svg:y="27.083cm">
          <draw:text-box>
            <text:p><text:span text:style-name="T1">A</text:span><text:span text:style-name="T1">D</text:span><text:span text:style-name="T1">C</text:span><text:span text:style-name="T1"> </text:span><text:span text:style-name="T1">3</text:span></text:p>
          </draw:text-box>
        </draw:frame>
        <draw:line draw:style-name="gr14" draw:text-style-name="P5" draw:layer="layout" svg:x1="15.21cm" svg:y1="27.399cm" svg:x2="13.94cm" svg:y2="27.399cm">
          <text:p/>
        </draw:line>
        <draw:custom-shape draw:style-name="gr17" draw:text-style-name="P3" draw:layer="layout" svg:width="1.25cm" svg:height="1.213cm" svg:x="18.731cm" svg:y="26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232cm" svg:y1="27.4cm" svg:x2="18.732cm" svg:y2="27.4cm">
          <text:p/>
        </draw:line>
        <draw:line draw:style-name="gr2" draw:text-style-name="P2" draw:layer="layout" svg:x1="19.98cm" svg:y1="27.4cm" svg:x2="20.48cm" svg:y2="27.4cm">
          <text:p/>
        </draw:line>
        <draw:line draw:style-name="gr2" draw:text-style-name="P2" draw:layer="layout" svg:x1="18.856cm" svg:y1="27.037cm" svg:x2="19.855cm" svg:y2="27.78cm">
          <text:p/>
        </draw:line>
        <draw:line draw:style-name="gr2" draw:text-style-name="P2" draw:layer="layout" svg:x1="19.855cm" svg:y1="27.037cm" svg:x2="18.856cm" svg:y2="27.78cm">
          <text:p/>
        </draw:line>
        <draw:line draw:style-name="gr2" draw:text-style-name="P2" draw:layer="layout" svg:x1="19.361cm" svg:y1="28.006cm" svg:x2="19.361cm" svg:y2="28.482cm">
          <text:p/>
        </draw:line>
        <draw:g>
          <draw:line draw:style-name="gr2" draw:text-style-name="P2" draw:layer="layout" svg:x1="15.778cm" svg:y1="27.804cm" svg:x2="15.994cm" svg:y2="27.601cm">
            <text:p/>
          </draw:line>
          <draw:custom-shape draw:style-name="gr8" draw:text-style-name="P1" draw:layer="layout" svg:width="0.864cm" svg:height="0.205cm" svg:x="15.454cm" svg:y="26.99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78cm" svg:y1="27.195cm" svg:x2="15.994cm" svg:y2="26.992cm">
            <text:p/>
          </draw:line>
          <draw:custom-shape draw:style-name="gr8" draw:text-style-name="P1" draw:layer="layout" svg:width="0.864cm" svg:height="0.202cm" svg:x="15.454cm" svg:y="27.29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54cm" svg:y="27.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63cm" svg:y1="27.398cm" svg:x2="14.831cm" svg:y2="27.398cm">
            <text:p/>
          </draw:line>
          <draw:custom-shape draw:style-name="gr18" draw:text-style-name="P1" draw:layer="layout" svg:width="1.294cm" svg:height="1.016cm" svg:x="15.264cm" svg:y="26.8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9cm" svg:y1="27.398cm" svg:x2="16.558cm" svg:y2="27.398cm">
            <text:p/>
          </draw:line>
        </draw:g>
        <draw:line draw:style-name="gr14" draw:text-style-name="P5" draw:layer="layout" svg:x1="18.26cm" svg:y1="27.399cm" svg:x2="16.99cm" svg:y2="27.399cm">
          <text:p/>
        </draw:line>
        <draw:line draw:style-name="gr14" draw:text-style-name="P5" draw:layer="layout" svg:x1="18.254cm" svg:y1="27.4cm" svg:x2="16.984cm" svg:y2="27.4cm">
          <text:p/>
        </draw:line>
        <draw:line draw:style-name="gr14" draw:text-style-name="P5" draw:layer="layout" svg:x1="15.204cm" svg:y1="27.399cm" svg:x2="13.934cm" svg:y2="27.399cm">
          <text:p/>
        </draw:line>
        <draw:line draw:style-name="gr16" draw:text-style-name="P5" draw:layer="layout" svg:x1="20.428cm" svg:y1="27.402cm" svg:x2="22.853cm" svg:y2="27.402cm">
          <text:p/>
        </draw:line>
        <draw:custom-shape draw:style-name="gr10" draw:text-style-name="P1" draw:layer="layout" svg:width="2.916cm" svg:height="1.502cm" svg:x="11.026cm" svg:y="29.85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25cm" svg:height="1.213cm" svg:x="18.725cm" svg:y="29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226cm" svg:y1="30.575cm" svg:x2="18.726cm" svg:y2="30.575cm">
            <text:p/>
          </draw:line>
          <draw:line draw:style-name="gr2" draw:text-style-name="P2" draw:layer="layout" svg:x1="19.974cm" svg:y1="30.575cm" svg:x2="20.474cm" svg:y2="30.575cm">
            <text:p/>
          </draw:line>
          <draw:line draw:style-name="gr2" draw:text-style-name="P2" draw:layer="layout" svg:x1="18.85cm" svg:y1="30.212cm" svg:x2="19.849cm" svg:y2="30.955cm">
            <text:p/>
          </draw:line>
          <draw:line draw:style-name="gr2" draw:text-style-name="P2" draw:layer="layout" svg:x1="19.849cm" svg:y1="30.212cm" svg:x2="18.85cm" svg:y2="30.955cm">
            <text:p/>
          </draw:line>
          <draw:line draw:style-name="gr2" draw:text-style-name="P2" draw:layer="layout" svg:x1="19.355cm" svg:y1="31.181cm" svg:x2="19.355cm" svg:y2="31.657cm">
            <text:p/>
          </draw:line>
        </draw:g>
        <draw:g>
          <draw:line draw:style-name="gr2" draw:text-style-name="P2" draw:layer="layout" svg:x1="15.772cm" svg:y1="30.979cm" svg:x2="15.988cm" svg:y2="30.776cm">
            <text:p/>
          </draw:line>
          <draw:custom-shape draw:style-name="gr8" draw:text-style-name="P1" draw:layer="layout" svg:width="0.864cm" svg:height="0.205cm" svg:x="15.448cm" svg:y="30.16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72cm" svg:y1="30.37cm" svg:x2="15.988cm" svg:y2="30.167cm">
            <text:p/>
          </draw:line>
          <draw:custom-shape draw:style-name="gr8" draw:text-style-name="P1" draw:layer="layout" svg:width="0.864cm" svg:height="0.202cm" svg:x="15.448cm" svg:y="30.472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48cm" svg:y="30.775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57cm" svg:y1="30.573cm" svg:x2="14.825cm" svg:y2="30.573cm">
            <text:p/>
          </draw:line>
          <draw:custom-shape draw:style-name="gr18" draw:text-style-name="P1" draw:layer="layout" svg:width="1.294cm" svg:height="1.016cm" svg:x="15.258cm" svg:y="30.06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84cm" svg:y1="30.573cm" svg:x2="16.552cm" svg:y2="30.573cm">
            <text:p/>
          </draw:line>
        </draw:g>
        <draw:line draw:style-name="gr14" draw:text-style-name="P5" draw:layer="layout" svg:x1="18.254cm" svg:y1="30.574cm" svg:x2="16.984cm" svg:y2="30.574cm">
          <text:p/>
        </draw:line>
        <draw:g>
          <draw:line draw:style-name="gr2" draw:text-style-name="P2" draw:layer="layout" svg:x1="15.766cm" svg:y1="30.98cm" svg:x2="15.982cm" svg:y2="30.777cm">
            <text:p/>
          </draw:line>
          <draw:custom-shape draw:style-name="gr8" draw:text-style-name="P1" draw:layer="layout" svg:width="0.864cm" svg:height="0.205cm" svg:x="15.442cm" svg:y="30.16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766cm" svg:y1="30.371cm" svg:x2="15.982cm" svg:y2="30.168cm">
            <text:p/>
          </draw:line>
          <draw:custom-shape draw:style-name="gr8" draw:text-style-name="P1" draw:layer="layout" svg:width="0.864cm" svg:height="0.202cm" svg:x="15.442cm" svg:y="30.473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8" draw:text-style-name="P1" draw:layer="layout" svg:width="0.864cm" svg:height="0.205cm" svg:x="15.442cm" svg:y="30.77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2" draw:text-style-name="P2" draw:layer="layout" svg:x1="15.251cm" svg:y1="30.574cm" svg:x2="14.819cm" svg:y2="30.574cm">
            <text:p/>
          </draw:line>
          <draw:custom-shape draw:style-name="gr18" draw:text-style-name="P1" draw:layer="layout" svg:width="1.294cm" svg:height="1.016cm" svg:x="15.252cm" svg:y="30.06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978cm" svg:y1="30.574cm" svg:x2="16.546cm" svg:y2="30.574cm">
            <text:p/>
          </draw:line>
        </draw:g>
        <draw:line draw:style-name="gr14" draw:text-style-name="P5" draw:layer="layout" svg:x1="18.248cm" svg:y1="30.575cm" svg:x2="16.978cm" svg:y2="30.575cm">
          <text:p/>
        </draw:line>
        <draw:frame draw:style-name="gr19" draw:text-style-name="P6" draw:layer="layout" svg:width="1.778cm" svg:height="0.762cm" svg:x="11.528cm" svg:y="30.258cm">
          <draw:text-box>
            <text:p><text:span text:style-name="T1">A</text:span><text:span text:style-name="T1">D</text:span><text:span text:style-name="T1">C</text:span><text:span text:style-name="T1"> </text:span><text:span text:style-name="T1">4</text:span></text:p>
          </draw:text-box>
        </draw:frame>
        <draw:line draw:style-name="gr16" draw:text-style-name="P5" draw:layer="layout" svg:x1="20.431cm" svg:y1="30.576cm" svg:x2="23.225cm" svg:y2="30.577cm">
          <text:p/>
        </draw:line>
        <draw:line draw:style-name="gr16" draw:text-style-name="P5" draw:layer="layout" svg:x1="22.209cm" svg:y1="15.406cm" svg:x2="23.867cm" svg:y2="15.406cm">
          <text:p/>
        </draw:line>
        <draw:line draw:style-name="gr16" draw:text-style-name="P5" draw:layer="layout" svg:x1="21.574cm" svg:y1="13.965cm" svg:x2="22.844cm" svg:y2="13.965cm">
          <text:p/>
        </draw:line>
        <draw:line draw:style-name="gr16" draw:text-style-name="P5" draw:layer="layout" svg:x1="22.844cm" svg:y1="24.749cm" svg:x2="22.844cm" svg:y2="13.953cm">
          <text:p/>
        </draw:line>
        <draw:line draw:style-name="gr16" draw:text-style-name="P5" draw:layer="layout" svg:x1="23.987cm" svg:y1="11.348cm" svg:x2="23.225cm" svg:y2="11.348cm">
          <text:p/>
        </draw:line>
        <draw:line draw:style-name="gr16" draw:text-style-name="P5" draw:layer="layout" svg:x1="23.225cm" svg:y1="11.342cm" svg:x2="23.225cm" svg:y2="30.591cm">
          <text:p/>
        </draw:line>
        <draw:frame draw:style-name="gr15" draw:text-style-name="P6" draw:layer="layout" svg:width="1.143cm" svg:height="1.361cm" svg:x="2.905cm" svg:y="14.752cm">
          <draw:text-box>
            <text:p><text:span text:style-name="T1">R</text:span><text:span text:style-name="T1">F</text:span></text:p>
          </draw:text-box>
        </draw:frame>
        <draw:frame draw:style-name="gr21" draw:text-style-name="P6" draw:layer="layout" svg:width="3.048cm" svg:height="3.569cm" svg:x="2.905cm" svg:y="17.129cm">
          <draw:text-box>
            <text:p><text:span text:style-name="T1">L</text:span><text:span text:style-name="T1">O</text:span></text:p>
            <text:p><text:span text:style-name="T2">(</text:span><text:span text:style-name="T2">R</text:span><text:span text:style-name="T2">F</text:span><text:span text:style-name="T2">+</text:span><text:span text:style-name="T2">4</text:span><text:span text:style-name="T2">5</text:span><text:span text:style-name="T2"> </text:span><text:span text:style-name="T2">M</text:span><text:span text:style-name="T2">H</text:span><text:span text:style-name="T2">z</text:span><text:span text:style-name="T2">)</text:span></text:p>
          </draw:text-box>
        </draw:frame>
        <draw:frame draw:style-name="gr22" draw:text-style-name="P7" draw:layer="layout" svg:width="1.778cm" svg:height="0.887cm" svg:x="13.573cm" svg:y="13.7cm">
          <draw:text-box>
            <text:p><text:span text:style-name="T3">H</text:span><text:span text:style-name="T3">M</text:span><text:span text:style-name="T3">C</text:span><text:span text:style-name="T3">3</text:span><text:span text:style-name="T3">1</text:span><text:span text:style-name="T3">1</text:span></text:p>
          </draw:text-box>
        </draw:frame>
        <draw:frame draw:style-name="gr22" draw:text-style-name="P7" draw:layer="layout" svg:width="1.778cm" svg:height="0.887cm" svg:x="11.033cm" svg:y="13.7cm">
          <draw:text-box>
            <text:p><text:span text:style-name="T3">H</text:span><text:span text:style-name="T3">M</text:span><text:span text:style-name="T3">C</text:span><text:span text:style-name="T3">4</text:span><text:span text:style-name="T3">2</text:span><text:span text:style-name="T3">4</text:span></text:p>
          </draw:text-box>
        </draw:frame>
        <draw:frame draw:style-name="gr22" draw:text-style-name="P7" draw:layer="layout" svg:width="2.032cm" svg:height="0.887cm" svg:x="16.774cm" svg:y="13.709cm">
          <draw:text-box>
            <text:p><text:span text:style-name="T3">P</text:span><text:span text:style-name="T3">E</text:span><text:span text:style-name="T3">4</text:span><text:span text:style-name="T3">2</text:span><text:span text:style-name="T3">5</text:span><text:span text:style-name="T3">2</text:span><text:span text:style-name="T3">1</text:span></text:p>
          </draw:text-box>
        </draw:frame>
        <draw:frame draw:style-name="gr22" draw:text-style-name="P7" draw:layer="layout" svg:width="3.556cm" svg:height="0.887cm" svg:x="7.35cm" svg:y="13.7cm">
          <draw:text-box>
            <text:p><text:span text:style-name="T3">8</text:span><text:span text:style-name="T3"> </text:span><text:span text:style-name="T3">w</text:span><text:span text:style-name="T3">a</text:span><text:span text:style-name="T3">y</text:span><text:span text:style-name="T3"> </text:span><text:span text:style-name="T3">f</text:span><text:span text:style-name="T3">i</text:span><text:span text:style-name="T3">l</text:span><text:span text:style-name="T3">t</text:span><text:span text:style-name="T3">e</text:span><text:span text:style-name="T3">r</text:span><text:span text:style-name="T3"> </text:span><text:span text:style-name="T3">b</text:span><text:span text:style-name="T3">a</text:span><text:span text:style-name="T3">n</text:span><text:span text:style-name="T3">k</text:span></text:p>
          </draw:text-box>
        </draw:frame>
        <draw:frame draw:style-name="gr22" draw:text-style-name="P7" draw:layer="layout" svg:width="1.651cm" svg:height="0.887cm" svg:x="19.542cm" svg:y="11.543cm">
          <draw:text-box>
            <text:p><text:span text:style-name="T3">r</text:span><text:span text:style-name="T3">e</text:span><text:span text:style-name="T3">s</text:span><text:span text:style-name="T3">i</text:span><text:span text:style-name="T3">s</text:span><text:span text:style-name="T3">t</text:span><text:span text:style-name="T3">i</text:span><text:span text:style-name="T3">v</text:span><text:span text:style-name="T3">e</text:span><text:span text:style-name="T3"> </text:span><text:span text:style-name="T3">s</text:span><text:span text:style-name="T3">p</text:span><text:span text:style-name="T3">l</text:span><text:span text:style-name="T3">i</text:span><text:span text:style-name="T3">t</text:span><text:span text:style-name="T3">t</text:span><text:span text:style-name="T3">e</text:span><text:span text:style-name="T3">r</text:span></text:p>
          </draw:text-box>
        </draw:frame>
        <draw:frame draw:style-name="gr22" draw:text-style-name="P7" draw:layer="layout" svg:width="2.159cm" svg:height="0.887cm" svg:x="23.098cm" svg:y="10.4cm">
          <draw:text-box>
            <text:p><text:span text:style-name="T3">M</text:span><text:span text:style-name="T3">i</text:span><text:span text:style-name="T3">n</text:span><text:span text:style-name="T3">i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text:span text:style-name="T3">s</text:span></text:p>
            <text:p><text:span text:style-name="T3">Z</text:span><text:span text:style-name="T3">N</text:span><text:span text:style-name="T3">2</text:span><text:span text:style-name="T3">P</text:span><text:span text:style-name="T3">D</text:span><text:span text:style-name="T3">-</text:span><text:span text:style-name="T3">9</text:span><text:span text:style-name="T3">G</text:span></text:p>
          </draw:text-box>
        </draw:frame>
        <draw:frame draw:style-name="gr22" draw:text-style-name="P7" draw:layer="layout" svg:width="2.032cm" svg:height="0.887cm" svg:x="18.526cm" svg:y="20.052cm">
          <draw:text-box>
            <text:p><text:span text:style-name="T3">L</text:span><text:span text:style-name="T3">T</text:span><text:span text:style-name="T3">C</text:span><text:span text:style-name="T3">5</text:span><text:span text:style-name="T3">5</text:span><text:span text:style-name="T3">4</text:span><text:span text:style-name="T3">8</text:span></text:p>
          </draw:text-box>
        </draw:frame>
        <draw:frame draw:style-name="gr22" draw:text-style-name="P7" draw:layer="layout" svg:width="2.032cm" svg:height="0.887cm" svg:x="12.557cm" svg:y="19.923cm">
          <draw:text-box>
            <text:p><text:span text:style-name="T3">A</text:span><text:span text:style-name="T3">D</text:span><text:span text:style-name="T3">9</text:span><text:span text:style-name="T3">8</text:span><text:span text:style-name="T3">6</text:span><text:span text:style-name="T3">4</text:span></text:p>
          </draw:text-box>
        </draw:frame>
        <draw:line draw:style-name="gr16" draw:text-style-name="P5" draw:layer="layout" svg:x1="14.843cm" svg:y1="30.576cm" svg:x2="13.954cm" svg:y2="30.576cm">
          <text:p/>
        </draw:line>
        <draw:line draw:style-name="gr16" draw:text-style-name="P5" draw:layer="layout" svg:x1="17.494cm" svg:y1="17.703cm" svg:x2="17.494cm" svg:y2="31.607cm">
          <text:p/>
        </draw:line>
        <draw:line draw:style-name="gr16" draw:text-style-name="P5" draw:layer="layout" svg:x1="19.38cm" svg:y1="22.385cm" svg:x2="17.475cm" svg:y2="22.385cm">
          <text:p/>
        </draw:line>
        <draw:line draw:style-name="gr16" draw:text-style-name="P5" draw:layer="layout" svg:x1="19.388cm" svg:y1="25.589cm" svg:x2="17.483cm" svg:y2="25.589cm">
          <text:p/>
        </draw:line>
        <draw:line draw:style-name="gr16" draw:text-style-name="P5" draw:layer="layout" svg:x1="19.415cm" svg:y1="28.432cm" svg:x2="17.51cm" svg:y2="28.432cm">
          <text:p/>
        </draw:line>
        <draw:line draw:style-name="gr16" draw:text-style-name="P5" draw:layer="layout" svg:x1="19.375cm" svg:y1="31.657cm" svg:x2="17.47cm" svg:y2="31.657cm">
          <text:p/>
        </draw:line>
        <draw:frame draw:style-name="gr22" draw:text-style-name="P7" draw:layer="layout" svg:width="2.032cm" svg:height="0.887cm" svg:x="15.224cm" svg:y="19.925cm">
          <draw:text-box>
            <text:p><text:span text:style-name="T3">4</text:span><text:span text:style-name="T3">5</text:span><text:span text:style-name="T3"> </text:span><text:span text:style-name="T3">M</text:span><text:span text:style-name="T3">H</text:span><text:span text:style-name="T3">z</text:span></text:p>
            <text:p><text:span text:style-name="T3">I</text:span><text:span text:style-name="T3">F</text:span><text:span text:style-name="T3"> </text:span><text:span text:style-name="T3">f</text:span><text:span text:style-name="T3">i</text:span><text:span text:style-name="T3">l</text:span><text:span text:style-name="T3">t</text:span><text:span text:style-name="T3">e</text:span><text:span text:style-name="T3">r</text:span></text:p>
          </draw:text-box>
        </draw:frame>
        <draw:custom-shape draw:style-name="gr23" draw:text-style-name="P1" draw:layer="layout" svg:width="0.635cm" svg:height="1.502cm" svg:x="21.447cm" svg:y="18.929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.778cm" svg:height="0.762cm" draw:transform="rotate (1.5707963267949) translate (21.447cm 20.577cm)">
          <draw:text-box>
            <text:p><text:span text:style-name="T1">-</text:span><text:span text:style-name="T1">1</text:span><text:span text:style-name="T1">6</text:span><text:span text:style-name="T1"> </text:span><text:span text:style-name="T1">d</text:span><text:span text:style-name="T1">B</text:span></text:p>
          </draw:text-box>
        </draw:frame>
        <draw:line draw:style-name="gr16" draw:text-style-name="P5" draw:layer="layout" svg:x1="21.828cm" svg:y1="18.018cm" svg:x2="21.828cm" svg:y2="18.907cm">
          <text:p/>
        </draw:line>
        <draw:line draw:style-name="gr16" draw:text-style-name="P5" draw:layer="layout" svg:x1="21.828cm" svg:y1="20.431cm" svg:x2="21.828cm" svg:y2="21.32cm">
          <text:p/>
        </draw:line>
        <draw:frame draw:style-name="gr24" draw:text-style-name="P6" draw:layer="layout" svg:width="1.778cm" svg:height="0.762cm" draw:transform="rotate (1.5707963267949) translate (22.463cm 26.455cm)">
          <draw:text-box>
            <text:p><text:span text:style-name="T1">-16 dB</text:span></text:p>
          </draw:text-box>
        </draw:frame>
        <draw:custom-shape draw:style-name="gr23" draw:text-style-name="P1" draw:layer="layout" svg:width="0.635cm" svg:height="1.502cm" svg:x="22.492cm" svg:y="24.771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22.844cm" svg:y1="26.273cm" svg:x2="22.844cm" svg:y2="27.416cm">
          <text:p/>
        </draw:line>
        <draw:frame draw:style-name="gr22" draw:text-style-name="P7" draw:layer="layout" svg:width="1.778cm" svg:height="0.887cm" svg:x="5.318cm" svg:y="13.702cm">
          <draw:text-box>
            <text:p><text:span text:style-name="T3">L</text:span><text:span text:style-name="T3">M</text:span><text:span text:style-name="T3">X</text:span><text:span text:style-name="T3">2</text:span><text:span text:style-name="T3">5</text:span><text:span text:style-name="T3">9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1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16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07:09:58.187887535</meta:creation-date>
    <dc:date>2016-12-13T20:01:22.372445359</dc:date>
    <meta:editing-duration>PT57M28S</meta:editing-duration>
    <meta:editing-cycles>24</meta:editing-cycles>
    <meta:generator>LibreOffice/5.2.3.3$Linux_X86_64 LibreOffice_project/20m0$Build-3</meta:generator>
    <meta:document-statistic meta:object-count="492"/>
  </office:meta>
</office:document-meta>
</file>